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8.25pt"/>
    </style:style>
    <style:style style:name="co2" style:family="table-column">
      <style:table-column-properties fo:break-before="auto" style:column-width="101.34pt"/>
    </style:style>
    <style:style style:name="co3" style:family="table-column">
      <style:table-column-properties fo:break-before="auto" style:column-width="97.51pt"/>
    </style:style>
    <style:style style:name="co4" style:family="table-column">
      <style:table-column-properties fo:break-before="auto" style:column-width="115.26pt"/>
    </style:style>
    <style:style style:name="co5" style:family="table-column">
      <style:table-column-properties fo:break-before="auto" style:column-width="116.79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ujoco" table:style-name="ta1">
        <table:shapes>
          <draw:frame draw:z-index="0" draw:style-name="gr1" draw:text-style-name="P1" svg:width="453.51pt" svg:height="255.09pt" svg:x="36.79pt" svg:y="959.07pt">
            <draw:object draw:notify-on-update-of-ranges="Mujoco.A1:Mujoco.A87 Mujoco.B1:Mujoco.B87 Mujoco.A1:Mujoco.A87 Mujoco.C1:Mujoco.C87 Mujoco.A1:Mujoco.A87 Mujoco.D1:Mujoco.D8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37999713898643" calcext:value-type="float">
            <text:p>0.137999713898643</text:p>
          </table:table-cell>
          <table:table-cell office:value-type="float" office:value="-0.0124654772348841" calcext:value-type="float">
            <text:p>-0.012465477234884</text:p>
          </table:table-cell>
          <table:table-cell office:value-type="float" office:value="0.549999893061122" calcext:value-type="float">
            <text:p>0.549999893061122</text:p>
          </table:table-cell>
          <table:table-cell office:value-type="float" office:value="0.7071066590121" calcext:value-type="float">
            <text:p>0.7071066590121</text:p>
          </table:table-cell>
          <table:table-cell office:value-type="float" office:value="-0.0000030658966978514" calcext:value-type="float">
            <text:p>-3.0658966978514E-06</text:p>
          </table:table-cell>
          <table:table-cell office:value-type="float" office:value="0.707106903350389" calcext:value-type="float">
            <text:p>0.707106903350389</text:p>
          </table:table-cell>
          <table:table-cell office:value-type="float" office:value="0.00000236006399967348" calcext:value-type="float">
            <text:p>2.36006399967348E-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37999451722573" calcext:value-type="float">
            <text:p>0.137999451722573</text:p>
          </table:table-cell>
          <table:table-cell office:value-type="float" office:value="-0.0249309636745631" calcext:value-type="float">
            <text:p>-0.024930963674563</text:p>
          </table:table-cell>
          <table:table-cell office:value-type="float" office:value="0.549999801469929" calcext:value-type="float">
            <text:p>0.549999801469929</text:p>
          </table:table-cell>
          <table:table-cell office:value-type="float" office:value="0.707106627357349" calcext:value-type="float">
            <text:p>0.707106627357349</text:p>
          </table:table-cell>
          <table:table-cell office:value-type="float" office:value="-0.00000434953241112979" calcext:value-type="float">
            <text:p>-4.34953241112979E-06</text:p>
          </table:table-cell>
          <table:table-cell office:value-type="float" office:value="0.707106934994577" calcext:value-type="float">
            <text:p>0.707106934994577</text:p>
          </table:table-cell>
          <table:table-cell office:value-type="float" office:value="0.0000033125407973289" calcext:value-type="float">
            <text:p>3.3125407973289E-0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37999211321802" calcext:value-type="float">
            <text:p>0.137999211321802</text:p>
          </table:table-cell>
          <table:table-cell office:value-type="float" office:value="-0.0373964563605584" calcext:value-type="float">
            <text:p>-0.037396456360558</text:p>
          </table:table-cell>
          <table:table-cell office:value-type="float" office:value="0.549999723590441" calcext:value-type="float">
            <text:p>0.549999723590441</text:p>
          </table:table-cell>
          <table:table-cell office:value-type="float" office:value="0.707106633613285" calcext:value-type="float">
            <text:p>0.707106633613285</text:p>
          </table:table-cell>
          <table:table-cell office:value-type="float" office:value="-0.00000488354046312978" calcext:value-type="float">
            <text:p>-4.88354046312978E-06</text:p>
          </table:table-cell>
          <table:table-cell office:value-type="float" office:value="0.707106928733312" calcext:value-type="float">
            <text:p>0.707106928733312</text:p>
          </table:table-cell>
          <table:table-cell office:value-type="float" office:value="0.00000368535964678784" calcext:value-type="float">
            <text:p>3.68535964678784E-0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37998991454619" calcext:value-type="float">
            <text:p>0.137998991454619</text:p>
          </table:table-cell>
          <table:table-cell office:value-type="float" office:value="-0.0498619555570393" calcext:value-type="float">
            <text:p>-0.049861955557039</text:p>
          </table:table-cell>
          <table:table-cell office:value-type="float" office:value="0.549999660056333" calcext:value-type="float">
            <text:p>0.549999660056333</text:p>
          </table:table-cell>
          <table:table-cell office:value-type="float" office:value="0.707106656589422" calcext:value-type="float">
            <text:p>0.707106656589422</text:p>
          </table:table-cell>
          <table:table-cell office:value-type="float" office:value="-0.00000509888197963715" calcext:value-type="float">
            <text:p>-5.09888197963715E-06</text:p>
          </table:table-cell>
          <table:table-cell office:value-type="float" office:value="0.70710690575493" calcext:value-type="float">
            <text:p>0.70710690575493</text:p>
          </table:table-cell>
          <table:table-cell office:value-type="float" office:value="0.00000382357761097296" calcext:value-type="float">
            <text:p>3.82357761097296E-0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37998790854599" calcext:value-type="float">
            <text:p>0.137998790854599</text:p>
          </table:table-cell>
          <table:table-cell office:value-type="float" office:value="-0.062327461464969" calcext:value-type="float">
            <text:p>-0.062327461464969</text:p>
          </table:table-cell>
          <table:table-cell office:value-type="float" office:value="0.549999611555263" calcext:value-type="float">
            <text:p>0.549999611555263</text:p>
          </table:table-cell>
          <table:table-cell office:value-type="float" office:value="0.70710668823176" calcext:value-type="float">
            <text:p>0.70710668823176</text:p>
          </table:table-cell>
          <table:table-cell office:value-type="float" office:value="-0.00000517497316643301" calcext:value-type="float">
            <text:p>-5.17497316643301E-06</text:p>
          </table:table-cell>
          <table:table-cell office:value-type="float" office:value="0.707106874111794" calcext:value-type="float">
            <text:p>0.707106874111794</text:p>
          </table:table-cell>
          <table:table-cell office:value-type="float" office:value="0.0000038704135626455" calcext:value-type="float">
            <text:p>3.8704135626455E-0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37999098586233" calcext:value-type="float">
            <text:p>0.137999098586233</text:p>
          </table:table-cell>
          <table:table-cell office:value-type="float" office:value="-0.0623274810748704" calcext:value-type="float">
            <text:p>-0.06232748107487</text:p>
          </table:table-cell>
          <table:table-cell office:value-type="float" office:value="0.537534247632751" calcext:value-type="float">
            <text:p>0.537534247632751</text:p>
          </table:table-cell>
          <table:table-cell office:value-type="float" office:value="0.707109145402117" calcext:value-type="float">
            <text:p>0.707109145402117</text:p>
          </table:table-cell>
          <table:table-cell office:value-type="float" office:value="-0.0000025222446711215" calcext:value-type="float">
            <text:p>-2.5222446711215E-06</text:p>
          </table:table-cell>
          <table:table-cell office:value-type="float" office:value="0.707104416957163" calcext:value-type="float">
            <text:p>0.707104416957163</text:p>
          </table:table-cell>
          <table:table-cell office:value-type="float" office:value="0.0000014129655333539" calcext:value-type="float">
            <text:p>1.4129655333539E-0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37999432026855" calcext:value-type="float">
            <text:p>0.137999432026855</text:p>
          </table:table-cell>
          <table:table-cell office:value-type="float" office:value="-0.0623275090003506" calcext:value-type="float">
            <text:p>-0.062327509000351</text:p>
          </table:table-cell>
          <table:table-cell office:value-type="float" office:value="0.525068920636736" calcext:value-type="float">
            <text:p>0.525068920636736</text:p>
          </table:table-cell>
          <table:table-cell office:value-type="float" office:value="0.707110225229905" calcext:value-type="float">
            <text:p>0.707110225229905</text:p>
          </table:table-cell>
          <table:table-cell office:value-type="float" office:value="-0.00000141646125073613" calcext:value-type="float">
            <text:p>-1.41646125073613E-06</text:p>
          </table:table-cell>
          <table:table-cell office:value-type="float" office:value="0.707103337124891" calcext:value-type="float">
            <text:p>0.707103337124891</text:p>
          </table:table-cell>
          <table:table-cell office:value-type="float" office:value="0.000000386251708839325" calcext:value-type="float">
            <text:p>3.86251708839325E-0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137999792409545" calcext:value-type="float">
            <text:p>0.137999792409545</text:p>
          </table:table-cell>
          <table:table-cell office:value-type="float" office:value="-0.0623275488032653" calcext:value-type="float">
            <text:p>-0.062327548803265</text:p>
          </table:table-cell>
          <table:table-cell office:value-type="float" office:value="0.512603630055568" calcext:value-type="float">
            <text:p>0.512603630055568</text:p>
          </table:table-cell>
          <table:table-cell office:value-type="float" office:value="0.707110731696167" calcext:value-type="float">
            <text:p>0.707110731696167</text:p>
          </table:table-cell>
          <table:table-cell office:value-type="float" office:value="-0.000000954677389419789" calcext:value-type="float">
            <text:p>-9.54677389419789E-07</text:p>
          </table:table-cell>
          <table:table-cell office:value-type="float" office:value="0.707102830654212" calcext:value-type="float">
            <text:p>0.707102830654212</text:p>
          </table:table-cell>
          <table:table-cell office:value-type="float" office:value="-0.0000000447563647809623" calcext:value-type="float">
            <text:p>-4.47563647809623E-0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138000180836735" calcext:value-type="float">
            <text:p>0.138000180836735</text:p>
          </table:table-cell>
          <table:table-cell office:value-type="float" office:value="-0.0623276007559255" calcext:value-type="float">
            <text:p>-0.062327600755926</text:p>
          </table:table-cell>
          <table:table-cell office:value-type="float" office:value="0.500138371887763" calcext:value-type="float">
            <text:p>0.500138371887763</text:p>
          </table:table-cell>
          <table:table-cell office:value-type="float" office:value="0.70711100015983" calcext:value-type="float">
            <text:p>0.70711100015983</text:p>
          </table:table-cell>
          <table:table-cell office:value-type="float" office:value="-0.00000076018272193723" calcext:value-type="float">
            <text:p>-7.6018272193723E-07</text:p>
          </table:table-cell>
          <table:table-cell office:value-type="float" office:value="0.707102562187647" calcext:value-type="float">
            <text:p>0.707102562187647</text:p>
          </table:table-cell>
          <table:table-cell office:value-type="float" office:value="-0.000000228442125826955" calcext:value-type="float">
            <text:p>-2.28442125826955E-0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138000598203107" calcext:value-type="float">
            <text:p>0.138000598203107</text:p>
          </table:table-cell>
          <table:table-cell office:value-type="float" office:value="-0.0623276651443073" calcext:value-type="float">
            <text:p>-0.062327665144307</text:p>
          </table:table-cell>
          <table:table-cell office:value-type="float" office:value="0.487673142249123" calcext:value-type="float">
            <text:p>0.487673142249123</text:p>
          </table:table-cell>
          <table:table-cell office:value-type="float" office:value="0.707111170403547" calcext:value-type="float">
            <text:p>0.707111170403547</text:p>
          </table:table-cell>
          <table:table-cell office:value-type="float" office:value="-0.000000676330896842714" calcext:value-type="float">
            <text:p>-6.76330896842714E-07</text:p>
          </table:table-cell>
          <table:table-cell office:value-type="float" office:value="0.707102391941911" calcext:value-type="float">
            <text:p>0.707102391941911</text:p>
          </table:table-cell>
          <table:table-cell office:value-type="float" office:value="-0.000000309688379274142" calcext:value-type="float">
            <text:p>-3.09688379274142E-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38001045108408" calcext:value-type="float">
            <text:p>0.138001045108408</text:p>
          </table:table-cell>
          <table:table-cell office:value-type="float" office:value="-0.062327742247843" calcext:value-type="float">
            <text:p>-0.062327742247843</text:p>
          </table:table-cell>
          <table:table-cell office:value-type="float" office:value="0.47520793712399" calcext:value-type="float">
            <text:p>0.47520793712399</text:p>
          </table:table-cell>
          <table:table-cell office:value-type="float" office:value="0.707111300666095" calcext:value-type="float">
            <text:p>0.707111300666095</text:p>
          </table:table-cell>
          <table:table-cell office:value-type="float" office:value="-0.000000637932873193137" calcext:value-type="float">
            <text:p>-6.37932873193137E-07</text:p>
          </table:table-cell>
          <table:table-cell office:value-type="float" office:value="0.707102261677741" calcext:value-type="float">
            <text:p>0.707102261677741</text:p>
          </table:table-cell>
          <table:table-cell office:value-type="float" office:value="-0.000000348781331038772" calcext:value-type="float">
            <text:p>-3.48781331038772E-0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138001521887819" calcext:value-type="float">
            <text:p>0.138001521887819</text:p>
          </table:table-cell>
          <table:table-cell office:value-type="float" office:value="-0.062327832340415" calcext:value-type="float">
            <text:p>-0.062327832340415</text:p>
          </table:table-cell>
          <table:table-cell office:value-type="float" office:value="0.462742752598165" calcext:value-type="float">
            <text:p>0.462742752598165</text:p>
          </table:table-cell>
          <table:table-cell office:value-type="float" office:value="0.70711141554118" calcext:value-type="float">
            <text:p>0.70711141554118</text:p>
          </table:table-cell>
          <table:table-cell office:value-type="float" office:value="-0.000000617857789708687" calcext:value-type="float">
            <text:p>-6.17857789708687E-07</text:p>
          </table:table-cell>
          <table:table-cell office:value-type="float" office:value="0.707102146801174" calcext:value-type="float">
            <text:p>0.707102146801174</text:p>
          </table:table-cell>
          <table:table-cell office:value-type="float" office:value="-0.000000370883959099899" calcext:value-type="float">
            <text:p>-3.70883959099899E-0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138002028528168" calcext:value-type="float">
            <text:p>0.138002028528168</text:p>
          </table:table-cell>
          <table:table-cell office:value-type="float" office:value="-0.0623279356799602" calcext:value-type="float">
            <text:p>-0.06232793567996</text:p>
          </table:table-cell>
          <table:table-cell office:value-type="float" office:value="0.450277584688229" calcext:value-type="float">
            <text:p>0.450277584688229</text:p>
          </table:table-cell>
          <table:table-cell office:value-type="float" office:value="0.707111525473084" calcext:value-type="float">
            <text:p>0.707111525473084</text:p>
          </table:table-cell>
          <table:table-cell office:value-type="float" office:value="-0.000000604782046553787" calcext:value-type="float">
            <text:p>-6.04782046553787E-07</text:p>
          </table:table-cell>
          <table:table-cell office:value-type="float" office:value="0.707102036867815" calcext:value-type="float">
            <text:p>0.707102036867815</text:p>
          </table:table-cell>
          <table:table-cell office:value-type="float" office:value="-0.000000386565513821324" calcext:value-type="float">
            <text:p>-3.86565513821324E-0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138002564620454" calcext:value-type="float">
            <text:p>0.138002564620454</text:p>
          </table:table-cell>
          <table:table-cell office:value-type="float" office:value="-0.0623280525058262" calcext:value-type="float">
            <text:p>-0.062328052505826</text:p>
          </table:table-cell>
          <table:table-cell office:value-type="float" office:value="0.437812429375831" calcext:value-type="float">
            <text:p>0.437812429375831</text:p>
          </table:table-cell>
          <table:table-cell office:value-type="float" office:value="0.70711163508394" calcext:value-type="float">
            <text:p>0.70711163508394</text:p>
          </table:table-cell>
          <table:table-cell office:value-type="float" office:value="-0.000000593967761419734" calcext:value-type="float">
            <text:p>-5.93967761419734E-07</text:p>
          </table:table-cell>
          <table:table-cell office:value-type="float" office:value="0.707101927255473" calcext:value-type="float">
            <text:p>0.707101927255473</text:p>
          </table:table-cell>
          <table:table-cell office:value-type="float" office:value="-0.000000400376851117379" calcext:value-type="float">
            <text:p>-4.00376851117379E-0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138003129314203" calcext:value-type="float">
            <text:p>0.138003129314203</text:p>
          </table:table-cell>
          <table:table-cell office:value-type="float" office:value="-0.0623281830418435" calcext:value-type="float">
            <text:p>-0.062328183041844</text:p>
          </table:table-cell>
          <table:table-cell office:value-type="float" office:value="0.425347282674899" calcext:value-type="float">
            <text:p>0.425347282674899</text:p>
          </table:table-cell>
          <table:table-cell office:value-type="float" office:value="0.707111746648244" calcext:value-type="float">
            <text:p>0.707111746648244</text:p>
          </table:table-cell>
          <table:table-cell office:value-type="float" office:value="-0.000000583436184475872" calcext:value-type="float">
            <text:p>-5.83436184475872E-07</text:p>
          </table:table-cell>
          <table:table-cell office:value-type="float" office:value="0.707101815689621" calcext:value-type="float">
            <text:p>0.707101815689621</text:p>
          </table:table-cell>
          <table:table-cell office:value-type="float" office:value="-0.000000414437318019267" calcext:value-type="float">
            <text:p>-4.14437318019267E-0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138003721242171" calcext:value-type="float">
            <text:p>0.138003721242171</text:p>
          </table:table-cell>
          <table:table-cell office:value-type="float" office:value="-0.062328327500102" calcext:value-type="float">
            <text:p>-0.062328327500102</text:p>
          </table:table-cell>
          <table:table-cell office:value-type="float" office:value="0.41288214064781" calcext:value-type="float">
            <text:p>0.41288214064781</text:p>
          </table:table-cell>
          <table:table-cell office:value-type="float" office:value="0.707111861488048" calcext:value-type="float">
            <text:p>0.707111861488048</text:p>
          </table:table-cell>
          <table:table-cell office:value-type="float" office:value="-0.0000005723808153002" calcext:value-type="float">
            <text:p>-5.723808153002E-07</text:p>
          </table:table-cell>
          <table:table-cell office:value-type="float" office:value="0.707101700848184" calcext:value-type="float">
            <text:p>0.707101700848184</text:p>
          </table:table-cell>
          <table:table-cell office:value-type="float" office:value="-0.000000429945225088879" calcext:value-type="float">
            <text:p>-4.29945225088879E-0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138004338471168" calcext:value-type="float">
            <text:p>0.138004338471168</text:p>
          </table:table-cell>
          <table:table-cell office:value-type="float" office:value="-0.0623284861012674" calcext:value-type="float">
            <text:p>-0.062328486101267</text:p>
          </table:table-cell>
          <table:table-cell office:value-type="float" office:value="0.400416999514436" calcext:value-type="float">
            <text:p>0.400416999514436</text:p>
          </table:table-cell>
          <table:table-cell office:value-type="float" office:value="0.707111980622593" calcext:value-type="float">
            <text:p>0.707111980622593</text:p>
          </table:table-cell>
          <table:table-cell office:value-type="float" office:value="-0.000000560535159288555" calcext:value-type="float">
            <text:p>-5.60535159288555E-07</text:p>
          </table:table-cell>
          <table:table-cell office:value-type="float" office:value="0.707101581711906" calcext:value-type="float">
            <text:p>0.707101581711906</text:p>
          </table:table-cell>
          <table:table-cell office:value-type="float" office:value="-0.00000044785523434232" calcext:value-type="float">
            <text:p>-4.4785523434232E-0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138004978271117" calcext:value-type="float">
            <text:p>0.138004978271117</text:p>
          </table:table-cell>
          <table:table-cell office:value-type="float" office:value="-0.0623286590755442" calcext:value-type="float">
            <text:p>-0.062328659075544</text:p>
          </table:table-cell>
          <table:table-cell office:value-type="float" office:value="0.387951855398587" calcext:value-type="float">
            <text:p>0.387951855398587</text:p>
          </table:table-cell>
          <table:table-cell office:value-type="float" office:value="0.707112104644069" calcext:value-type="float">
            <text:p>0.707112104644069</text:p>
          </table:table-cell>
          <table:table-cell office:value-type="float" office:value="-0.000000547878810153168" calcext:value-type="float">
            <text:p>-5.47878810153168E-07</text:p>
          </table:table-cell>
          <table:table-cell office:value-type="float" office:value="0.707101457688581" calcext:value-type="float">
            <text:p>0.707101457688581</text:p>
          </table:table-cell>
          <table:table-cell office:value-type="float" office:value="-0.000000469179320117252" calcext:value-type="float">
            <text:p>-4.69179320117252E-0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138005637746682" calcext:value-type="float">
            <text:p>0.138005637746682</text:p>
          </table:table-cell>
          <table:table-cell office:value-type="float" office:value="-0.0623288468714483" calcext:value-type="float">
            <text:p>-0.062328846871448</text:p>
          </table:table-cell>
          <table:table-cell office:value-type="float" office:value="0.37548670538441" calcext:value-type="float">
            <text:p>0.37548670538441</text:p>
          </table:table-cell>
          <table:table-cell office:value-type="float" office:value="0.707112235094423" calcext:value-type="float">
            <text:p>0.707112235094423</text:p>
          </table:table-cell>
          <table:table-cell office:value-type="float" office:value="-0.000000534756602610376" calcext:value-type="float">
            <text:p>-5.34756602610376E-07</text:p>
          </table:table-cell>
          <table:table-cell office:value-type="float" office:value="0.70710132723623" calcext:value-type="float">
            <text:p>0.70710132723623</text:p>
          </table:table-cell>
          <table:table-cell office:value-type="float" office:value="-0.000000495381323128985" calcext:value-type="float">
            <text:p>-4.95381323128985E-0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138006312609077" calcext:value-type="float">
            <text:p>0.138006312609077</text:p>
          </table:table-cell>
          <table:table-cell office:value-type="float" office:value="-0.0623290500122625" calcext:value-type="float">
            <text:p>-0.062329050012263</text:p>
          </table:table-cell>
          <table:table-cell office:value-type="float" office:value="0.363021546210501" calcext:value-type="float">
            <text:p>0.363021546210501</text:p>
          </table:table-cell>
          <table:table-cell office:value-type="float" office:value="0.707112372331225" calcext:value-type="float">
            <text:p>0.707112372331225</text:p>
          </table:table-cell>
          <table:table-cell office:value-type="float" office:value="-0.000000521698272748505" calcext:value-type="float">
            <text:p>-5.21698272748505E-07</text:p>
          </table:table-cell>
          <table:table-cell office:value-type="float" office:value="0.70710118999727" calcext:value-type="float">
            <text:p>0.70710118999727</text:p>
          </table:table-cell>
          <table:table-cell office:value-type="float" office:value="-0.000000528280715006435" calcext:value-type="float">
            <text:p>-5.28280715006435E-0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138006997980104" calcext:value-type="float">
            <text:p>0.138006997980104</text:p>
          </table:table-cell>
          <table:table-cell office:value-type="float" office:value="-0.0623292694701315" calcext:value-type="float">
            <text:p>-0.062329269470132</text:p>
          </table:table-cell>
          <table:table-cell office:value-type="float" office:value="0.350556375772057" calcext:value-type="float">
            <text:p>0.350556375772057</text:p>
          </table:table-cell>
          <table:table-cell office:value-type="float" office:value="0.707112517737199" calcext:value-type="float">
            <text:p>0.707112517737199</text:p>
          </table:table-cell>
          <table:table-cell office:value-type="float" office:value="-0.000000509855640429269" calcext:value-type="float">
            <text:p>-5.09855640429269E-07</text:p>
          </table:table-cell>
          <table:table-cell office:value-type="float" office:value="0.707101044588943" calcext:value-type="float">
            <text:p>0.707101044588943</text:p>
          </table:table-cell>
          <table:table-cell office:value-type="float" office:value="-0.000000570704639379915" calcext:value-type="float">
            <text:p>-5.70704639379915E-0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138007687737435" calcext:value-type="float">
            <text:p>0.138007687737435</text:p>
          </table:table-cell>
          <table:table-cell office:value-type="float" office:value="-0.0623295068627357" calcext:value-type="float">
            <text:p>-0.062329506862736</text:p>
          </table:table-cell>
          <table:table-cell office:value-type="float" office:value="0.338091192512487" calcext:value-type="float">
            <text:p>0.338091192512487</text:p>
          </table:table-cell>
          <table:table-cell office:value-type="float" office:value="0.707112672112095" calcext:value-type="float">
            <text:p>0.707112672112095</text:p>
          </table:table-cell>
          <table:table-cell office:value-type="float" office:value="-0.000000501108420203344" calcext:value-type="float">
            <text:p>-5.01108420203344E-07</text:p>
          </table:table-cell>
          <table:table-cell office:value-type="float" office:value="0.707100890211467" calcext:value-type="float">
            <text:p>0.707100890211467</text:p>
          </table:table-cell>
          <table:table-cell office:value-type="float" office:value="-0.000000626801647252151" calcext:value-type="float">
            <text:p>-6.26801647252151E-0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13800837489803" calcext:value-type="float">
            <text:p>0.13800837489803</text:p>
          </table:table-cell>
          <table:table-cell office:value-type="float" office:value="-0.0623297651136976" calcext:value-type="float">
            <text:p>-0.062329765113698</text:p>
          </table:table-cell>
          <table:table-cell office:value-type="float" office:value="0.32562599631045" calcext:value-type="float">
            <text:p>0.32562599631045</text:p>
          </table:table-cell>
          <table:table-cell office:value-type="float" office:value="0.707112836608964" calcext:value-type="float">
            <text:p>0.707112836608964</text:p>
          </table:table-cell>
          <table:table-cell office:value-type="float" office:value="-0.000000498816009053549" calcext:value-type="float">
            <text:p>-4.98816009053549E-07</text:p>
          </table:table-cell>
          <table:table-cell office:value-type="float" office:value="0.707100725711749" calcext:value-type="float">
            <text:p>0.707100725711749</text:p>
          </table:table-cell>
          <table:table-cell office:value-type="float" office:value="-0.000000702982293487864" calcext:value-type="float">
            <text:p>-7.02982293487864E-0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138009051110371" calcext:value-type="float">
            <text:p>0.138009051110371</text:p>
          </table:table-cell>
          <table:table-cell office:value-type="float" office:value="-0.062330049356122" calcext:value-type="float">
            <text:p>-0.062330049356122</text:p>
          </table:table-cell>
          <table:table-cell office:value-type="float" office:value="0.313160788293033" calcext:value-type="float">
            <text:p>0.313160788293033</text:p>
          </table:table-cell>
          <table:table-cell office:value-type="float" office:value="0.707113011664347" calcext:value-type="float">
            <text:p>0.707113011664347</text:p>
          </table:table-cell>
          <table:table-cell office:value-type="float" office:value="-0.000000508766649864878" calcext:value-type="float">
            <text:p>-5.08766649864878E-07</text:p>
          </table:table-cell>
          <table:table-cell office:value-type="float" office:value="0.707100550653204" calcext:value-type="float">
            <text:p>0.707100550653204</text:p>
          </table:table-cell>
          <table:table-cell office:value-type="float" office:value="-0.00000080922414996687" calcext:value-type="float">
            <text:p>-8.0922414996687E-0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150473976771046" calcext:value-type="float">
            <text:p>0.150473976771046</text:p>
          </table:table-cell>
          <table:table-cell office:value-type="float" office:value="-0.0623299007778257" calcext:value-type="float">
            <text:p>-0.062329900777826</text:p>
          </table:table-cell>
          <table:table-cell office:value-type="float" office:value="0.313160417782227" calcext:value-type="float">
            <text:p>0.313160417782227</text:p>
          </table:table-cell>
          <table:table-cell office:value-type="float" office:value="0.707109866235999" calcext:value-type="float">
            <text:p>0.707109866235999</text:p>
          </table:table-cell>
          <table:table-cell office:value-type="float" office:value="0.000000977129124501985" calcext:value-type="float">
            <text:p>9.77129124501985E-07</text:p>
          </table:table-cell>
          <table:table-cell office:value-type="float" office:value="0.70710369612276" calcext:value-type="float">
            <text:p>0.70710369612276</text:p>
          </table:table-cell>
          <table:table-cell office:value-type="float" office:value="-0.000000533988754658488" calcext:value-type="float">
            <text:p>-5.33988754658488E-0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162938866940714" calcext:value-type="float">
            <text:p>0.162938866940714</text:p>
          </table:table-cell>
          <table:table-cell office:value-type="float" office:value="-0.0623297783367765" calcext:value-type="float">
            <text:p>-0.062329778336777</text:p>
          </table:table-cell>
          <table:table-cell office:value-type="float" office:value="0.313160119254182" calcext:value-type="float">
            <text:p>0.313160119254182</text:p>
          </table:table-cell>
          <table:table-cell office:value-type="float" office:value="0.707108449479227" calcext:value-type="float">
            <text:p>0.707108449479227</text:p>
          </table:table-cell>
          <table:table-cell office:value-type="float" office:value="0.00000158595794585992" calcext:value-type="float">
            <text:p>1.58595794585992E-06</text:p>
          </table:table-cell>
          <table:table-cell office:value-type="float" office:value="0.707105112888027" calcext:value-type="float">
            <text:p>0.707105112888027</text:p>
          </table:table-cell>
          <table:table-cell office:value-type="float" office:value="-0.000000423653360281939" calcext:value-type="float">
            <text:p>-4.23653360281939E-0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175403723178019" calcext:value-type="float">
            <text:p>0.175403723178019</text:p>
          </table:table-cell>
          <table:table-cell office:value-type="float" office:value="-0.062329682825235" calcext:value-type="float">
            <text:p>-0.062329682825235</text:p>
          </table:table-cell>
          <table:table-cell office:value-type="float" office:value="0.313159885228032" calcext:value-type="float">
            <text:p>0.313159885228032</text:p>
          </table:table-cell>
          <table:table-cell office:value-type="float" office:value="0.707107761061709" calcext:value-type="float">
            <text:p>0.707107761061709</text:p>
          </table:table-cell>
          <table:table-cell office:value-type="float" office:value="0.0000018257657719567" calcext:value-type="float">
            <text:p>1.8257657719567E-06</text:p>
          </table:table-cell>
          <table:table-cell office:value-type="float" office:value="0.707105801307567" calcext:value-type="float">
            <text:p>0.707105801307567</text:p>
          </table:table-cell>
          <table:table-cell office:value-type="float" office:value="-0.000000382458220704596" calcext:value-type="float">
            <text:p>-3.82458220704596E-0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187868551563848" calcext:value-type="float">
            <text:p>0.187868551563848</text:p>
          </table:table-cell>
          <table:table-cell office:value-type="float" office:value="-0.0623296145344651" calcext:value-type="float">
            <text:p>-0.062329614534465</text:p>
          </table:table-cell>
          <table:table-cell office:value-type="float" office:value="0.313159712805024" calcext:value-type="float">
            <text:p>0.313159712805024</text:p>
          </table:table-cell>
          <table:table-cell office:value-type="float" office:value="0.707107385493966" calcext:value-type="float">
            <text:p>0.707107385493966</text:p>
          </table:table-cell>
          <table:table-cell office:value-type="float" office:value="0.00000190848935788246" calcext:value-type="float">
            <text:p>1.90848935788246E-06</text:p>
          </table:table-cell>
          <table:table-cell office:value-type="float" office:value="0.70710617687594" calcext:value-type="float">
            <text:p>0.70710617687594</text:p>
          </table:table-cell>
          <table:table-cell office:value-type="float" office:value="-0.000000370350661360597" calcext:value-type="float">
            <text:p>-3.70350661360597E-0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200333356858585" calcext:value-type="float">
            <text:p>0.200333356858585</text:p>
          </table:table-cell>
          <table:table-cell office:value-type="float" office:value="-0.0623295732486605" calcext:value-type="float">
            <text:p>-0.062329573248661</text:p>
          </table:table-cell>
          <table:table-cell office:value-type="float" office:value="0.313159598874978" calcext:value-type="float">
            <text:p>0.313159598874978</text:p>
          </table:table-cell>
          <table:table-cell office:value-type="float" office:value="0.707107148243656" calcext:value-type="float">
            <text:p>0.707107148243656</text:p>
          </table:table-cell>
          <table:table-cell office:value-type="float" office:value="0.00000192309132940327" calcext:value-type="float">
            <text:p>1.92309132940327E-06</text:p>
          </table:table-cell>
          <table:table-cell office:value-type="float" office:value="0.707106414126537" calcext:value-type="float">
            <text:p>0.707106414126537</text:p>
          </table:table-cell>
          <table:table-cell office:value-type="float" office:value="-0.000000370302477015194" calcext:value-type="float">
            <text:p>-3.70302477015194E-0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212798144259882" calcext:value-type="float">
            <text:p>0.212798144259882</text:p>
          </table:table-cell>
          <table:table-cell office:value-type="float" office:value="-0.0623295584337457" calcext:value-type="float">
            <text:p>-0.062329558433746</text:p>
          </table:table-cell>
          <table:table-cell office:value-type="float" office:value="0.313159540895978" calcext:value-type="float">
            <text:p>0.313159540895978</text:p>
          </table:table-cell>
          <table:table-cell office:value-type="float" office:value="0.707106976868791" calcext:value-type="float">
            <text:p>0.707106976868791</text:p>
          </table:table-cell>
          <table:table-cell office:value-type="float" office:value="0.00000190696336810348" calcext:value-type="float">
            <text:p>1.90696336810348E-06</text:p>
          </table:table-cell>
          <table:table-cell office:value-type="float" office:value="0.707106585501579" calcext:value-type="float">
            <text:p>0.707106585501579</text:p>
          </table:table-cell>
          <table:table-cell office:value-type="float" office:value="-0.000000375034687305487" calcext:value-type="float">
            <text:p>-3.75034687305487E-0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225262916053639" calcext:value-type="float">
            <text:p>0.225262916053639</text:p>
          </table:table-cell>
          <table:table-cell office:value-type="float" office:value="-0.0623295691674962" calcext:value-type="float">
            <text:p>-0.062329569167496</text:p>
          </table:table-cell>
          <table:table-cell office:value-type="float" office:value="0.313159535502095" calcext:value-type="float">
            <text:p>0.313159535502095</text:p>
          </table:table-cell>
          <table:table-cell office:value-type="float" office:value="0.707106837868153" calcext:value-type="float">
            <text:p>0.707106837868153</text:p>
          </table:table-cell>
          <table:table-cell office:value-type="float" office:value="0.00000187674185353481" calcext:value-type="float">
            <text:p>1.87674185353481E-06</text:p>
          </table:table-cell>
          <table:table-cell office:value-type="float" office:value="0.707106724502344" calcext:value-type="float">
            <text:p>0.707106724502344</text:p>
          </table:table-cell>
          <table:table-cell office:value-type="float" office:value="-0.000000381193919374301" calcext:value-type="float">
            <text:p>-3.81193919374301E-0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237727676913587" calcext:value-type="float">
            <text:p>0.237727676913587</text:p>
          </table:table-cell>
          <table:table-cell office:value-type="float" office:value="-0.0623296044361108" calcext:value-type="float">
            <text:p>-0.062329604436111</text:p>
          </table:table-cell>
          <table:table-cell office:value-type="float" office:value="0.313159580666953" calcext:value-type="float">
            <text:p>0.313159580666953</text:p>
          </table:table-cell>
          <table:table-cell office:value-type="float" office:value="0.707106719508497" calcext:value-type="float">
            <text:p>0.707106719508497</text:p>
          </table:table-cell>
          <table:table-cell office:value-type="float" office:value="0.00000183921187729696" calcext:value-type="float">
            <text:p>1.83921187729696E-06</text:p>
          </table:table-cell>
          <table:table-cell office:value-type="float" office:value="0.707106842862095" calcext:value-type="float">
            <text:p>0.707106842862095</text:p>
          </table:table-cell>
          <table:table-cell office:value-type="float" office:value="-0.000000387393714829098" calcext:value-type="float">
            <text:p>-3.87393714829098E-0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250192429829329" calcext:value-type="float">
            <text:p>0.250192429829329</text:p>
          </table:table-cell>
          <table:table-cell office:value-type="float" office:value="-0.062329663028972" calcext:value-type="float">
            <text:p>-0.062329663028972</text:p>
          </table:table-cell>
          <table:table-cell office:value-type="float" office:value="0.313159674037279" calcext:value-type="float">
            <text:p>0.313159674037279</text:p>
          </table:table-cell>
          <table:table-cell office:value-type="float" office:value="0.70710661488506" calcext:value-type="float">
            <text:p>0.70710661488506</text:p>
          </table:table-cell>
          <table:table-cell office:value-type="float" office:value="0.00000179792578774984" calcext:value-type="float">
            <text:p>1.79792578774984E-06</text:p>
          </table:table-cell>
          <table:table-cell office:value-type="float" office:value="0.707106947485601" calcext:value-type="float">
            <text:p>0.707106947485601</text:p>
          </table:table-cell>
          <table:table-cell office:value-type="float" office:value="-0.000000392918703184808" calcext:value-type="float">
            <text:p>-3.92918703184808E-0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262657177990167" calcext:value-type="float">
            <text:p>0.262657177990167</text:p>
          </table:table-cell>
          <table:table-cell office:value-type="float" office:value="-0.0623297436528922" calcext:value-type="float">
            <text:p>-0.062329743652892</text:p>
          </table:table-cell>
          <table:table-cell office:value-type="float" office:value="0.313159813659" calcext:value-type="float">
            <text:p>0.313159813659</text:p>
          </table:table-cell>
          <table:table-cell office:value-type="float" office:value="0.707106521076645" calcext:value-type="float">
            <text:p>0.707106521076645</text:p>
          </table:table-cell>
          <table:table-cell office:value-type="float" office:value="0.0000017545891887738" calcext:value-type="float">
            <text:p>1.7545891887738E-06</text:p>
          </table:table-cell>
          <table:table-cell office:value-type="float" office:value="0.707107041294066" calcext:value-type="float">
            <text:p>0.707107041294066</text:p>
          </table:table-cell>
          <table:table-cell office:value-type="float" office:value="-0.000000397434907706273" calcext:value-type="float">
            <text:p>-3.97434907706273E-0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262657935129938" calcext:value-type="float">
            <text:p>0.262657935129938</text:p>
          </table:table-cell>
          <table:table-cell office:value-type="float" office:value="-0.062330011064715" calcext:value-type="float">
            <text:p>-0.062330011064715</text:p>
          </table:table-cell>
          <table:table-cell office:value-type="float" office:value="0.300695258044653" calcext:value-type="float">
            <text:p>0.300695258044653</text:p>
          </table:table-cell>
          <table:table-cell office:value-type="float" office:value="0.707110317846899" calcext:value-type="float">
            <text:p>0.707110317846899</text:p>
          </table:table-cell>
          <table:table-cell office:value-type="float" office:value="0.000000494509503179419" calcext:value-type="float">
            <text:p>4.94509503179419E-07</text:p>
          </table:table-cell>
          <table:table-cell office:value-type="float" office:value="0.707103244508106" calcext:value-type="float">
            <text:p>0.707103244508106</text:p>
          </table:table-cell>
          <table:table-cell office:value-type="float" office:value="-0.000000568057761329843" calcext:value-type="float">
            <text:p>-5.68057761329843E-0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262658707750311" calcext:value-type="float">
            <text:p>0.262658707750311</text:p>
          </table:table-cell>
          <table:table-cell office:value-type="float" office:value="-0.0623303043167549" calcext:value-type="float">
            <text:p>-0.062330304316755</text:p>
          </table:table-cell>
          <table:table-cell office:value-type="float" office:value="0.28823069329555" calcext:value-type="float">
            <text:p>0.28823069329555</text:p>
          </table:table-cell>
          <table:table-cell office:value-type="float" office:value="0.707111914742095" calcext:value-type="float">
            <text:p>0.707111914742095</text:p>
          </table:table-cell>
          <table:table-cell office:value-type="float" office:value="-0.0000000435935842424406" calcext:value-type="float">
            <text:p>-4.35935842424406E-08</text:p>
          </table:table-cell>
          <table:table-cell office:value-type="float" office:value="0.707101647593387" calcext:value-type="float">
            <text:p>0.707101647593387</text:p>
          </table:table-cell>
          <table:table-cell office:value-type="float" office:value="-0.00000069611236680478" calcext:value-type="float">
            <text:p>-6.9611236680478E-0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262659494348136" calcext:value-type="float">
            <text:p>0.262659494348136</text:p>
          </table:table-cell>
          <table:table-cell office:value-type="float" office:value="-0.0623306280281223" calcext:value-type="float">
            <text:p>-0.062330628028122</text:p>
          </table:table-cell>
          <table:table-cell office:value-type="float" office:value="0.275766122090022" calcext:value-type="float">
            <text:p>0.275766122090022</text:p>
          </table:table-cell>
          <table:table-cell office:value-type="float" office:value="0.707112589037164" calcext:value-type="float">
            <text:p>0.707112589037164</text:p>
          </table:table-cell>
          <table:table-cell office:value-type="float" office:value="-0.000000290318535378642" calcext:value-type="float">
            <text:p>-2.90318535378642E-07</text:p>
          </table:table-cell>
          <table:table-cell office:value-type="float" office:value="0.707100973287694" calcext:value-type="float">
            <text:p>0.707100973287694</text:p>
          </table:table-cell>
          <table:table-cell office:value-type="float" office:value="-0.000000819367857507469" calcext:value-type="float">
            <text:p>-8.19367857507469E-0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262660290658803" calcext:value-type="float">
            <text:p>0.262660290658803</text:p>
          </table:table-cell>
          <table:table-cell office:value-type="float" office:value="-0.0623309885692378" calcext:value-type="float">
            <text:p>-0.062330988569238</text:p>
          </table:table-cell>
          <table:table-cell office:value-type="float" office:value="0.26330154434665" calcext:value-type="float">
            <text:p>0.26330154434665</text:p>
          </table:table-cell>
          <table:table-cell office:value-type="float" office:value="0.707112872338122" calcext:value-type="float">
            <text:p>0.707112872338122</text:p>
          </table:table-cell>
          <table:table-cell office:value-type="float" office:value="-0.000000428692987830548" calcext:value-type="float">
            <text:p>-4.28692987830548E-07</text:p>
          </table:table-cell>
          <table:table-cell office:value-type="float" office:value="0.707100689981725" calcext:value-type="float">
            <text:p>0.707100689981725</text:p>
          </table:table-cell>
          <table:table-cell office:value-type="float" office:value="-0.00000095697717589216" calcext:value-type="float">
            <text:p>-9.5697717589216E-0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262661092105672" calcext:value-type="float">
            <text:p>0.262661092105672</text:p>
          </table:table-cell>
          <table:table-cell office:value-type="float" office:value="-0.0623313948176548" calcext:value-type="float">
            <text:p>-0.062331394817655</text:p>
          </table:table-cell>
          <table:table-cell office:value-type="float" office:value="0.250836960524996" calcext:value-type="float">
            <text:p>0.250836960524996</text:p>
          </table:table-cell>
          <table:table-cell office:value-type="float" office:value="0.707112984259895" calcext:value-type="float">
            <text:p>0.707112984259895</text:p>
          </table:table-cell>
          <table:table-cell office:value-type="float" office:value="-0.000000539431930013379" calcext:value-type="float">
            <text:p>-5.39431930013379E-07</text:p>
          </table:table-cell>
          <table:table-cell office:value-type="float" office:value="0.707100578057688" calcext:value-type="float">
            <text:p>0.707100578057688</text:p>
          </table:table-cell>
          <table:table-cell office:value-type="float" office:value="-0.0000011215833471967" calcext:value-type="float">
            <text:p>-1.1215833471967E-0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26266189334993" calcext:value-type="float">
            <text:p>0.26266189334993</text:p>
          </table:table-cell>
          <table:table-cell office:value-type="float" office:value="-0.0623318591760636" calcext:value-type="float">
            <text:p>-0.062331859176064</text:p>
          </table:table-cell>
          <table:table-cell office:value-type="float" office:value="0.238372371235658" calcext:value-type="float">
            <text:p>0.238372371235658</text:p>
          </table:table-cell>
          <table:table-cell office:value-type="float" office:value="0.707113013746113" calcext:value-type="float">
            <text:p>0.707113013746113</text:p>
          </table:table-cell>
          <table:table-cell office:value-type="float" office:value="-0.000000662219943436959" calcext:value-type="float">
            <text:p>-6.62219943436959E-07</text:p>
          </table:table-cell>
          <table:table-cell office:value-type="float" office:value="0.707100548570496" calcext:value-type="float">
            <text:p>0.707100548570496</text:p>
          </table:table-cell>
          <table:table-cell office:value-type="float" office:value="-0.00000132461387869487" calcext:value-type="float">
            <text:p>-1.32461387869487E-0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262662688274583" calcext:value-type="float">
            <text:p>0.262662688274583</text:p>
          </table:table-cell>
          <table:table-cell office:value-type="float" office:value="-0.0623323991071369" calcext:value-type="float">
            <text:p>-0.062332399107137</text:p>
          </table:table-cell>
          <table:table-cell office:value-type="float" office:value="0.225907777878002" calcext:value-type="float">
            <text:p>0.225907777878002</text:p>
          </table:table-cell>
          <table:table-cell office:value-type="float" office:value="0.707112995551005" calcext:value-type="float">
            <text:p>0.707112995551005</text:p>
          </table:table-cell>
          <table:table-cell office:value-type="float" office:value="-0.000000821521420946159" calcext:value-type="float">
            <text:p>-8.21521420946159E-07</text:p>
          </table:table-cell>
          <table:table-cell office:value-type="float" office:value="0.707100566765236" calcext:value-type="float">
            <text:p>0.707100566765236</text:p>
          </table:table-cell>
          <table:table-cell office:value-type="float" office:value="-0.00000157878936829503" calcext:value-type="float">
            <text:p>-1.57878936829503E-0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262663468859893" calcext:value-type="float">
            <text:p>0.262663468859893</text:p>
          </table:table-cell>
          <table:table-cell office:value-type="float" office:value="-0.0623330388458374" calcext:value-type="float">
            <text:p>-0.062333038845837</text:p>
          </table:table-cell>
          <table:table-cell office:value-type="float" office:value="0.213443181750976" calcext:value-type="float">
            <text:p>0.213443181750976</text:p>
          </table:table-cell>
          <table:table-cell office:value-type="float" office:value="0.7071129401532" calcext:value-type="float">
            <text:p>0.7071129401532</text:p>
          </table:table-cell>
          <table:table-cell office:value-type="float" office:value="-0.00000103730556549886" calcext:value-type="float">
            <text:p>-1.03730556549886E-06</text:p>
          </table:table-cell>
          <table:table-cell office:value-type="float" office:value="0.707100622162939" calcext:value-type="float">
            <text:p>0.707100622162939</text:p>
          </table:table-cell>
          <table:table-cell office:value-type="float" office:value="-0.00000189893126006924" calcext:value-type="float">
            <text:p>-1.89893126006924E-0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262664224430262" calcext:value-type="float">
            <text:p>0.262664224430262</text:p>
          </table:table-cell>
          <table:table-cell office:value-type="float" office:value="-0.0623338106398514" calcext:value-type="float">
            <text:p>-0.062333810639852</text:p>
          </table:table-cell>
          <table:table-cell office:value-type="float" office:value="0.20097858402366" calcext:value-type="float">
            <text:p>0.20097858402366</text:p>
          </table:table-cell>
          <table:table-cell office:value-type="float" office:value="0.707112847624725" calcext:value-type="float">
            <text:p>0.707112847624725</text:p>
          </table:table-cell>
          <table:table-cell office:value-type="float" office:value="-0.00000132863672358541" calcext:value-type="float">
            <text:p>-1.32863672358541E-06</text:p>
          </table:table-cell>
          <table:table-cell office:value-type="float" office:value="0.707100714691336" calcext:value-type="float">
            <text:p>0.707100714691336</text:p>
          </table:table-cell>
          <table:table-cell office:value-type="float" office:value="-0.00000229999637429978" calcext:value-type="float">
            <text:p>-2.29999637429978E-0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262664941080575" calcext:value-type="float">
            <text:p>0.262664941080575</text:p>
          </table:table-cell>
          <table:table-cell office:value-type="float" office:value="-0.0623347519965162" calcext:value-type="float">
            <text:p>-0.062334751996516</text:p>
          </table:table-cell>
          <table:table-cell office:value-type="float" office:value="0.188513984487061" calcext:value-type="float">
            <text:p>0.188513984487061</text:p>
          </table:table-cell>
          <table:table-cell office:value-type="float" office:value="0.707112714583392" calcext:value-type="float">
            <text:p>0.707112714583392</text:p>
          </table:table-cell>
          <table:table-cell office:value-type="float" office:value="-0.00000171227285472586" calcext:value-type="float">
            <text:p>-1.71227285472586E-06</text:p>
          </table:table-cell>
          <table:table-cell office:value-type="float" office:value="0.707100847732345" calcext:value-type="float">
            <text:p>0.707100847732345</text:p>
          </table:table-cell>
          <table:table-cell office:value-type="float" office:value="-0.00000278842243639499" calcext:value-type="float">
            <text:p>-2.78842243639499E-0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275129163724986" calcext:value-type="float">
            <text:p>0.275129163724986</text:p>
          </table:table-cell>
          <table:table-cell office:value-type="float" office:value="-0.0623347393755523" calcext:value-type="float">
            <text:p>-0.062334739375552</text:p>
          </table:table-cell>
          <table:table-cell office:value-type="float" office:value="0.188514114664995" calcext:value-type="float">
            <text:p>0.188514114664995</text:p>
          </table:table-cell>
          <table:table-cell office:value-type="float" office:value="0.707107400980301" calcext:value-type="float">
            <text:p>0.707107400980301</text:p>
          </table:table-cell>
          <table:table-cell office:value-type="float" office:value="0.000000195242358835834" calcext:value-type="float">
            <text:p>1.95242358835834E-07</text:p>
          </table:table-cell>
          <table:table-cell office:value-type="float" office:value="0.707106161389814" calcext:value-type="float">
            <text:p>0.707106161389814</text:p>
          </table:table-cell>
          <table:table-cell office:value-type="float" office:value="-0.00000184619898868643" calcext:value-type="float">
            <text:p>-1.84619898868643E-0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287593415197317" calcext:value-type="float">
            <text:p>0.287593415197317</text:p>
          </table:table-cell>
          <table:table-cell office:value-type="float" office:value="-0.0623347479910759" calcext:value-type="float">
            <text:p>-0.062334747991076</text:p>
          </table:table-cell>
          <table:table-cell office:value-type="float" office:value="0.188514243655111" calcext:value-type="float">
            <text:p>0.188514243655111</text:p>
          </table:table-cell>
          <table:table-cell office:value-type="float" office:value="0.707105233161393" calcext:value-type="float">
            <text:p>0.707105233161393</text:p>
          </table:table-cell>
          <table:table-cell office:value-type="float" office:value="0.000000985618560822577" calcext:value-type="float">
            <text:p>9.85618560822577E-07</text:p>
          </table:table-cell>
          <table:table-cell office:value-type="float" office:value="0.707108329206251" calcext:value-type="float">
            <text:p>0.707108329206251</text:p>
          </table:table-cell>
          <table:table-cell office:value-type="float" office:value="-0.00000139472674726138" calcext:value-type="float">
            <text:p>-1.39472674726138E-0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300057692450042" calcext:value-type="float">
            <text:p>0.300057692450042</text:p>
          </table:table-cell>
          <table:table-cell office:value-type="float" office:value="-0.0623347789043138" calcext:value-type="float">
            <text:p>-0.062334778904314</text:p>
          </table:table-cell>
          <table:table-cell office:value-type="float" office:value="0.188514371793654" calcext:value-type="float">
            <text:p>0.188514371793654</text:p>
          </table:table-cell>
          <table:table-cell office:value-type="float" office:value="0.707104370166367" calcext:value-type="float">
            <text:p>0.707104370166367</text:p>
          </table:table-cell>
          <table:table-cell office:value-type="float" office:value="0.00000130820441712753" calcext:value-type="float">
            <text:p>1.30820441712753E-06</text:p>
          </table:table-cell>
          <table:table-cell office:value-type="float" office:value="0.707109192196352" calcext:value-type="float">
            <text:p>0.707109192196352</text:p>
          </table:table-cell>
          <table:table-cell office:value-type="float" office:value="-0.00000115593787120005" calcext:value-type="float">
            <text:p>-1.15593787120005E-0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300058580385715" calcext:value-type="float">
            <text:p>0.300058580385715</text:p>
          </table:table-cell>
          <table:table-cell office:value-type="float" office:value="-0.0623354547160055" calcext:value-type="float">
            <text:p>-0.062335454716006</text:p>
          </table:table-cell>
          <table:table-cell office:value-type="float" office:value="0.176049985916126" calcext:value-type="float">
            <text:p>0.176049985916126</text:p>
          </table:table-cell>
          <table:table-cell office:value-type="float" office:value="0.707109119028886" calcext:value-type="float">
            <text:p>0.707109119028886</text:p>
          </table:table-cell>
          <table:table-cell office:value-type="float" office:value="-0.000000128965493284561" calcext:value-type="float">
            <text:p>-1.28965493284561E-07</text:p>
          </table:table-cell>
          <table:table-cell office:value-type="float" office:value="0.707104443334388" calcext:value-type="float">
            <text:p>0.707104443334388</text:p>
          </table:table-cell>
          <table:table-cell office:value-type="float" office:value="-0.0000017154523886953" calcext:value-type="float">
            <text:p>-1.7154523886953E-0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30005945326864" calcext:value-type="float">
            <text:p>0.30005945326864</text:p>
          </table:table-cell>
          <table:table-cell office:value-type="float" office:value="-0.0623362227801262" calcext:value-type="float">
            <text:p>-0.062336222780126</text:p>
          </table:table-cell>
          <table:table-cell office:value-type="float" office:value="0.16358559493952" calcext:value-type="float">
            <text:p>0.16358559493952</text:p>
          </table:table-cell>
          <table:table-cell office:value-type="float" office:value="0.707111017070353" calcext:value-type="float">
            <text:p>0.707111017070353</text:p>
          </table:table-cell>
          <table:table-cell office:value-type="float" office:value="-0.000000860930356894052" calcext:value-type="float">
            <text:p>-8.60930356894052E-07</text:p>
          </table:table-cell>
          <table:table-cell office:value-type="float" office:value="0.707102545273685" calcext:value-type="float">
            <text:p>0.707102545273685</text:p>
          </table:table-cell>
          <table:table-cell office:value-type="float" office:value="-0.00000211349943268768" calcext:value-type="float">
            <text:p>-2.11349943268768E-0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30006030986975" calcext:value-type="float">
            <text:p>0.30006030986975</text:p>
          </table:table-cell>
          <table:table-cell office:value-type="float" office:value="-0.062337065385828" calcext:value-type="float">
            <text:p>-0.062337065385828</text:p>
          </table:table-cell>
          <table:table-cell office:value-type="float" office:value="0.151121196622988" calcext:value-type="float">
            <text:p>0.151121196622988</text:p>
          </table:table-cell>
          <table:table-cell office:value-type="float" office:value="0.70711171632804" calcext:value-type="float">
            <text:p>0.70711171632804</text:p>
          </table:table-cell>
          <table:table-cell office:value-type="float" office:value="-0.0000013109971956915" calcext:value-type="float">
            <text:p>-1.3109971956915E-06</text:p>
          </table:table-cell>
          <table:table-cell office:value-type="float" office:value="0.707101846005281" calcext:value-type="float">
            <text:p>0.707101846005281</text:p>
          </table:table-cell>
          <table:table-cell office:value-type="float" office:value="-0.00000241206807372052" calcext:value-type="float">
            <text:p>-2.41206807372052E-0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300061149728932" calcext:value-type="float">
            <text:p>0.300061149728932</text:p>
          </table:table-cell>
          <table:table-cell office:value-type="float" office:value="-0.0623379386106576" calcext:value-type="float">
            <text:p>-0.062337938610658</text:p>
          </table:table-cell>
          <table:table-cell office:value-type="float" office:value="0.138656784588761" calcext:value-type="float">
            <text:p>0.138656784588761</text:p>
          </table:table-cell>
          <table:table-cell office:value-type="float" office:value="0.707111908786482" calcext:value-type="float">
            <text:p>0.707111908786482</text:p>
          </table:table-cell>
          <table:table-cell office:value-type="float" office:value="-0.00000166051406691459" calcext:value-type="float">
            <text:p>-1.66051406691459E-06</text:p>
          </table:table-cell>
          <table:table-cell office:value-type="float" office:value="0.707101653542671" calcext:value-type="float">
            <text:p>0.707101653542671</text:p>
          </table:table-cell>
          <table:table-cell office:value-type="float" office:value="-0.00000260802933027549" calcext:value-type="float">
            <text:p>-2.60802933027549E-0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300061970231124" calcext:value-type="float">
            <text:p>0.300061970231124</text:p>
          </table:table-cell>
          <table:table-cell office:value-type="float" office:value="-0.0623387572495206" calcext:value-type="float">
            <text:p>-0.062338757249521</text:p>
          </table:table-cell>
          <table:table-cell office:value-type="float" office:value="0.126192351148096" calcext:value-type="float">
            <text:p>0.126192351148096</text:p>
          </table:table-cell>
          <table:table-cell office:value-type="float" office:value="0.707111865378084" calcext:value-type="float">
            <text:p>0.707111865378084</text:p>
          </table:table-cell>
          <table:table-cell office:value-type="float" office:value="-0.0000019946590613662" calcext:value-type="float">
            <text:p>-1.9946590613662E-06</text:p>
          </table:table-cell>
          <table:table-cell office:value-type="float" office:value="0.70710169695063" calcext:value-type="float">
            <text:p>0.70710169695063</text:p>
          </table:table-cell>
          <table:table-cell office:value-type="float" office:value="-0.00000266219624189823" calcext:value-type="float">
            <text:p>-2.66219624189823E-06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300062745521635" calcext:value-type="float">
            <text:p>0.300062745521635</text:p>
          </table:table-cell>
          <table:table-cell office:value-type="float" office:value="-0.0623393830307025" calcext:value-type="float">
            <text:p>-0.062339383030703</text:p>
          </table:table-cell>
          <table:table-cell office:value-type="float" office:value="0.113727900612453" calcext:value-type="float">
            <text:p>0.113727900612453</text:p>
          </table:table-cell>
          <table:table-cell office:value-type="float" office:value="0.707111613769786" calcext:value-type="float">
            <text:p>0.707111613769786</text:p>
          </table:table-cell>
          <table:table-cell office:value-type="float" office:value="-0.00000238290713977518" calcext:value-type="float">
            <text:p>-2.38290713977518E-06</text:p>
          </table:table-cell>
          <table:table-cell office:value-type="float" office:value="0.707101948561745" calcext:value-type="float">
            <text:p>0.707101948561745</text:p>
          </table:table-cell>
          <table:table-cell office:value-type="float" office:value="-0.00000252859224575408" calcext:value-type="float">
            <text:p>-2.52859224575408E-0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300063004280709" calcext:value-type="float">
            <text:p>0.300063004280709</text:p>
          </table:table-cell>
          <table:table-cell office:value-type="float" office:value="-0.0748035172174565" calcext:value-type="float">
            <text:p>-0.074803517217457</text:p>
          </table:table-cell>
          <table:table-cell office:value-type="float" office:value="0.113727962201412" calcext:value-type="float">
            <text:p>0.113727962201412</text:p>
          </table:table-cell>
          <table:table-cell office:value-type="float" office:value="0.70710962813091" calcext:value-type="float">
            <text:p>0.70710962813091</text:p>
          </table:table-cell>
          <table:table-cell office:value-type="float" office:value="-0.00000259066762409166" calcext:value-type="float">
            <text:p>-2.59066762409166E-06</text:p>
          </table:table-cell>
          <table:table-cell office:value-type="float" office:value="0.707103934216901" calcext:value-type="float">
            <text:p>0.707103934216901</text:p>
          </table:table-cell>
          <table:table-cell office:value-type="float" office:value="0.00000358265663658042" calcext:value-type="float">
            <text:p>3.58265663658042E-06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300063430650634" calcext:value-type="float">
            <text:p>0.300063430650634</text:p>
          </table:table-cell>
          <table:table-cell office:value-type="float" office:value="-0.0872677303138234" calcext:value-type="float">
            <text:p>-0.087267730313823</text:p>
          </table:table-cell>
          <table:table-cell office:value-type="float" office:value="0.113728154883949" calcext:value-type="float">
            <text:p>0.113728154883949</text:p>
          </table:table-cell>
          <table:table-cell office:value-type="float" office:value="0.707109088576678" calcext:value-type="float">
            <text:p>0.707109088576678</text:p>
          </table:table-cell>
          <table:table-cell office:value-type="float" office:value="-0.0000025489839237669" calcext:value-type="float">
            <text:p>-2.5489839237669E-06</text:p>
          </table:table-cell>
          <table:table-cell office:value-type="float" office:value="0.707104473759136" calcext:value-type="float">
            <text:p>0.707104473759136</text:p>
          </table:table-cell>
          <table:table-cell office:value-type="float" office:value="0.00000596480961551071" calcext:value-type="float">
            <text:p>5.96480961551071E-0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300063493031323" calcext:value-type="float">
            <text:p>0.300063493031323</text:p>
          </table:table-cell>
          <table:table-cell office:value-type="float" office:value="-0.0997318537224132" calcext:value-type="float">
            <text:p>-0.099731853722413</text:p>
          </table:table-cell>
          <table:table-cell office:value-type="float" office:value="0.113728250956138" calcext:value-type="float">
            <text:p>0.113728250956138</text:p>
          </table:table-cell>
          <table:table-cell office:value-type="float" office:value="0.707107938081225" calcext:value-type="float">
            <text:p>0.707107938081225</text:p>
          </table:table-cell>
          <table:table-cell office:value-type="float" office:value="-0.00000264539622224502" calcext:value-type="float">
            <text:p>-2.64539622224502E-06</text:p>
          </table:table-cell>
          <table:table-cell office:value-type="float" office:value="0.707105624251724" calcext:value-type="float">
            <text:p>0.707105624251724</text:p>
          </table:table-cell>
          <table:table-cell office:value-type="float" office:value="0.00000686298165258892" calcext:value-type="float">
            <text:p>6.86298165258892E-06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300063545738012" calcext:value-type="float">
            <text:p>0.300063545738012</text:p>
          </table:table-cell>
          <table:table-cell office:value-type="float" office:value="-0.112196016937164" calcext:value-type="float">
            <text:p>-0.112196016937164</text:p>
          </table:table-cell>
          <table:table-cell office:value-type="float" office:value="0.113728380772028" calcext:value-type="float">
            <text:p>0.113728380772028</text:p>
          </table:table-cell>
          <table:table-cell office:value-type="float" office:value="0.707107425262699" calcext:value-type="float">
            <text:p>0.707107425262699</text:p>
          </table:table-cell>
          <table:table-cell office:value-type="float" office:value="-0.00000256510666007959" calcext:value-type="float">
            <text:p>-2.56510666007959E-06</text:p>
          </table:table-cell>
          <table:table-cell office:value-type="float" office:value="0.707106137069125" calcext:value-type="float">
            <text:p>0.707106137069125</text:p>
          </table:table-cell>
          <table:table-cell office:value-type="float" office:value="0.00000713849006395151" calcext:value-type="float">
            <text:p>7.13849006395151E-0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30006463492468" calcext:value-type="float">
            <text:p>0.30006463492468</text:p>
          </table:table-cell>
          <table:table-cell office:value-type="float" office:value="-0.112196394609853" calcext:value-type="float">
            <text:p>-0.112196394609853</text:p>
          </table:table-cell>
          <table:table-cell office:value-type="float" office:value="0.101264139871103" calcext:value-type="float">
            <text:p>0.101264139871103</text:p>
          </table:table-cell>
          <table:table-cell office:value-type="float" office:value="0.707109945311297" calcext:value-type="float">
            <text:p>0.707109945311297</text:p>
          </table:table-cell>
          <table:table-cell office:value-type="float" office:value="-0.00000256465114495397" calcext:value-type="float">
            <text:p>-2.56465114495397E-06</text:p>
          </table:table-cell>
          <table:table-cell office:value-type="float" office:value="0.707103617041152" calcext:value-type="float">
            <text:p>0.707103617041152</text:p>
          </table:table-cell>
          <table:table-cell office:value-type="float" office:value="0.00000161150415917133" calcext:value-type="float">
            <text:p>1.61150415917133E-06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300065636814064" calcext:value-type="float">
            <text:p>0.300065636814064</text:p>
          </table:table-cell>
          <table:table-cell office:value-type="float" office:value="-0.112195690051136" calcext:value-type="float">
            <text:p>-0.112195690051136</text:p>
          </table:table-cell>
          <table:table-cell office:value-type="float" office:value="0.0887999642620809" calcext:value-type="float">
            <text:p>0.088799964262081</text:p>
          </table:table-cell>
          <table:table-cell office:value-type="float" office:value="0.707110125762194" calcext:value-type="float">
            <text:p>0.707110125762194</text:p>
          </table:table-cell>
          <table:table-cell office:value-type="float" office:value="-0.00000242768663755166" calcext:value-type="float">
            <text:p>-2.42768663755166E-06</text:p>
          </table:table-cell>
          <table:table-cell office:value-type="float" office:value="0.707103436590703" calcext:value-type="float">
            <text:p>0.707103436590703</text:p>
          </table:table-cell>
          <table:table-cell office:value-type="float" office:value="0.000000546320228889119" calcext:value-type="float">
            <text:p>5.46320228889119E-07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312529580654199" calcext:value-type="float">
            <text:p>0.312529580654199</text:p>
          </table:table-cell>
          <table:table-cell office:value-type="float" office:value="-0.11219679870663" calcext:value-type="float">
            <text:p>-0.11219679870663</text:p>
          </table:table-cell>
          <table:table-cell office:value-type="float" office:value="0.0888009339870792" calcext:value-type="float">
            <text:p>0.088800933987079</text:p>
          </table:table-cell>
          <table:table-cell office:value-type="float" office:value="0.707106287150164" calcext:value-type="float">
            <text:p>0.707106287150164</text:p>
          </table:table-cell>
          <table:table-cell office:value-type="float" office:value="0.00000117884811251523" calcext:value-type="float">
            <text:p>1.17884811251523E-06</text:p>
          </table:table-cell>
          <table:table-cell office:value-type="float" office:value="0.707107275219812" calcext:value-type="float">
            <text:p>0.707107275219812</text:p>
          </table:table-cell>
          <table:table-cell office:value-type="float" office:value="-0.00000159151447770567" calcext:value-type="float">
            <text:p>-1.59151447770567E-0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324993433112266" calcext:value-type="float">
            <text:p>0.324993433112266</text:p>
          </table:table-cell>
          <table:table-cell office:value-type="float" office:value="-0.112197174621359" calcext:value-type="float">
            <text:p>-0.112197174621359</text:p>
          </table:table-cell>
          <table:table-cell office:value-type="float" office:value="0.088801211514185" calcext:value-type="float">
            <text:p>0.088801211514185</text:p>
          </table:table-cell>
          <table:table-cell office:value-type="float" office:value="0.707103729476152" calcext:value-type="float">
            <text:p>0.707103729476152</text:p>
          </table:table-cell>
          <table:table-cell office:value-type="float" office:value="0.00000121777318351501" calcext:value-type="float">
            <text:p>1.21777318351501E-06</text:p>
          </table:table-cell>
          <table:table-cell office:value-type="float" office:value="0.707109832878932" calcext:value-type="float">
            <text:p>0.707109832878932</text:p>
          </table:table-cell>
          <table:table-cell office:value-type="float" office:value="-0.00000231600872591109" calcext:value-type="float">
            <text:p>-2.31600872591109E-06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3374572358427" calcext:value-type="float">
            <text:p>0.3374572358427</text:p>
          </table:table-cell>
          <table:table-cell office:value-type="float" office:value="-0.112197529242526" calcext:value-type="float">
            <text:p>-0.112197529242526</text:p>
          </table:table-cell>
          <table:table-cell office:value-type="float" office:value="0.0888013737948816" calcext:value-type="float">
            <text:p>0.088801373794882</text:p>
          </table:table-cell>
          <table:table-cell office:value-type="float" office:value="0.707102608990482" calcext:value-type="float">
            <text:p>0.707102608990482</text:p>
          </table:table-cell>
          <table:table-cell office:value-type="float" office:value="0.00000148370830443945" calcext:value-type="float">
            <text:p>1.48370830443945E-06</text:p>
          </table:table-cell>
          <table:table-cell office:value-type="float" office:value="0.707110953352095" calcext:value-type="float">
            <text:p>0.707110953352095</text:p>
          </table:table-cell>
          <table:table-cell office:value-type="float" office:value="-0.00000247887233884025" calcext:value-type="float">
            <text:p>-2.47887233884025E-06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349921192826738" calcext:value-type="float">
            <text:p>0.349921192826738</text:p>
          </table:table-cell>
          <table:table-cell office:value-type="float" office:value="-0.11219771764009" calcext:value-type="float">
            <text:p>-0.11219771764009</text:p>
          </table:table-cell>
          <table:table-cell office:value-type="float" office:value="0.0888013460095236" calcext:value-type="float">
            <text:p>0.088801346009524</text:p>
          </table:table-cell>
          <table:table-cell office:value-type="float" office:value="0.707102279379634" calcext:value-type="float">
            <text:p>0.707102279379634</text:p>
          </table:table-cell>
          <table:table-cell office:value-type="float" office:value="0.00000112584945533012" calcext:value-type="float">
            <text:p>1.12584945533012E-06</text:p>
          </table:table-cell>
          <table:table-cell office:value-type="float" office:value="0.707111282959238" calcext:value-type="float">
            <text:p>0.707111282959238</text:p>
          </table:table-cell>
          <table:table-cell office:value-type="float" office:value="-0.00000256908187712401" calcext:value-type="float">
            <text:p>-2.56908187712401E-06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362385174798642" calcext:value-type="float">
            <text:p>0.362385174798642</text:p>
          </table:table-cell>
          <table:table-cell office:value-type="float" office:value="-0.112197920288139" calcext:value-type="float">
            <text:p>-0.112197920288139</text:p>
          </table:table-cell>
          <table:table-cell office:value-type="float" office:value="0.0888012884889839" calcext:value-type="float">
            <text:p>0.088801288488984</text:p>
          </table:table-cell>
          <table:table-cell office:value-type="float" office:value="0.707102244551962" calcext:value-type="float">
            <text:p>0.707102244551962</text:p>
          </table:table-cell>
          <table:table-cell office:value-type="float" office:value="0.00000110027482752573" calcext:value-type="float">
            <text:p>1.10027482752573E-06</text:p>
          </table:table-cell>
          <table:table-cell office:value-type="float" office:value="0.707111317786791" calcext:value-type="float">
            <text:p>0.707111317786791</text:p>
          </table:table-cell>
          <table:table-cell office:value-type="float" office:value="-0.00000248907947059118" calcext:value-type="float">
            <text:p>-2.48907947059118E-0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374849191948347" calcext:value-type="float">
            <text:p>0.374849191948347</text:p>
          </table:table-cell>
          <table:table-cell office:value-type="float" office:value="-0.112198137731441" calcext:value-type="float">
            <text:p>-0.112198137731441</text:p>
          </table:table-cell>
          <table:table-cell office:value-type="float" office:value="0.0888012117743485" calcext:value-type="float">
            <text:p>0.088801211774349</text:p>
          </table:table-cell>
          <table:table-cell office:value-type="float" office:value="0.707102325599259" calcext:value-type="float">
            <text:p>0.707102325599259</text:p>
          </table:table-cell>
          <table:table-cell office:value-type="float" office:value="0.00000118296775292182" calcext:value-type="float">
            <text:p>1.18296775292182E-06</text:p>
          </table:table-cell>
          <table:table-cell office:value-type="float" office:value="0.707111236740868" calcext:value-type="float">
            <text:p>0.707111236740868</text:p>
          </table:table-cell>
          <table:table-cell office:value-type="float" office:value="-0.00000234960533113115" calcext:value-type="float">
            <text:p>-2.34960533113115E-06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374850406338696" calcext:value-type="float">
            <text:p>0.374850406338696</text:p>
          </table:table-cell>
          <table:table-cell office:value-type="float" office:value="-0.112198797955539" calcext:value-type="float">
            <text:p>-0.112198797955539</text:p>
          </table:table-cell>
          <table:table-cell office:value-type="float" office:value="0.0763372797078545" calcext:value-type="float">
            <text:p>0.076337279707855</text:p>
          </table:table-cell>
          <table:table-cell office:value-type="float" office:value="0.707107700263993" calcext:value-type="float">
            <text:p>0.707107700263993</text:p>
          </table:table-cell>
          <table:table-cell office:value-type="float" office:value="0.0000000614642626795003" calcext:value-type="float">
            <text:p>6.14642626795003E-08</text:p>
          </table:table-cell>
          <table:table-cell office:value-type="float" office:value="0.707105862104959" calcext:value-type="float">
            <text:p>0.707105862104959</text:p>
          </table:table-cell>
          <table:table-cell office:value-type="float" office:value="-0.00000204107297074874" calcext:value-type="float">
            <text:p>-2.04107297074874E-06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374851641039137" calcext:value-type="float">
            <text:p>0.374851641039137</text:p>
          </table:table-cell>
          <table:table-cell office:value-type="float" office:value="-0.112199479831045" calcext:value-type="float">
            <text:p>-0.112199479831045</text:p>
          </table:table-cell>
          <table:table-cell office:value-type="float" office:value="0.0638733413283492" calcext:value-type="float">
            <text:p>0.063873341328349</text:p>
          </table:table-cell>
          <table:table-cell office:value-type="float" office:value="0.707109891641134" calcext:value-type="float">
            <text:p>0.707109891641134</text:p>
          </table:table-cell>
          <table:table-cell office:value-type="float" office:value="-0.000000402592298054394" calcext:value-type="float">
            <text:p>-4.02592298054394E-07</text:p>
          </table:table-cell>
          <table:table-cell office:value-type="float" office:value="0.707103670715526" calcext:value-type="float">
            <text:p>0.707103670715526</text:p>
          </table:table-cell>
          <table:table-cell office:value-type="float" office:value="-0.00000193144300186798" calcext:value-type="float">
            <text:p>-1.93144300186798E-06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374852898652734" calcext:value-type="float">
            <text:p>0.374852898652734</text:p>
          </table:table-cell>
          <table:table-cell office:value-type="float" office:value="-0.112200156425406" calcext:value-type="float">
            <text:p>-0.112200156425406</text:p>
          </table:table-cell>
          <table:table-cell office:value-type="float" office:value="0.0514093926573422" calcext:value-type="float">
            <text:p>0.051409392657342</text:p>
          </table:table-cell>
          <table:table-cell office:value-type="float" office:value="0.707110748222369" calcext:value-type="float">
            <text:p>0.707110748222369</text:p>
          </table:table-cell>
          <table:table-cell office:value-type="float" office:value="-0.000000591329618826464" calcext:value-type="float">
            <text:p>-5.91329618826464E-07</text:p>
          </table:table-cell>
          <table:table-cell office:value-type="float" office:value="0.707102814125733" calcext:value-type="float">
            <text:p>0.707102814125733</text:p>
          </table:table-cell>
          <table:table-cell office:value-type="float" office:value="-0.00000187669239382071" calcext:value-type="float">
            <text:p>-1.87669239382071E-06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38731679695596" calcext:value-type="float">
            <text:p>0.38731679695596</text:p>
          </table:table-cell>
          <table:table-cell office:value-type="float" office:value="-0.112200432537632" calcext:value-type="float">
            <text:p>-0.112200432537632</text:p>
          </table:table-cell>
          <table:table-cell office:value-type="float" office:value="0.0514092510412631" calcext:value-type="float">
            <text:p>0.051409251041263</text:p>
          </table:table-cell>
          <table:table-cell office:value-type="float" office:value="0.707105588895594" calcext:value-type="float">
            <text:p>0.707105588895594</text:p>
          </table:table-cell>
          <table:table-cell office:value-type="float" office:value="0.000000197042038574402" calcext:value-type="float">
            <text:p>1.97042038574402E-07</text:p>
          </table:table-cell>
          <table:table-cell office:value-type="float" office:value="0.70710797347209" calcext:value-type="float">
            <text:p>0.70710797347209</text:p>
          </table:table-cell>
          <table:table-cell office:value-type="float" office:value="-0.0000021842922308668" calcext:value-type="float">
            <text:p>-2.1842922308668E-06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387318142697004" calcext:value-type="float">
            <text:p>0.387318142697004</text:p>
          </table:table-cell>
          <table:table-cell office:value-type="float" office:value="-0.112201026612894" calcext:value-type="float">
            <text:p>-0.112201026612894</text:p>
          </table:table-cell>
          <table:table-cell office:value-type="float" office:value="0.0389453516264708" calcext:value-type="float">
            <text:p>0.038945351626471</text:p>
          </table:table-cell>
          <table:table-cell office:value-type="float" office:value="0.707108899233621" calcext:value-type="float">
            <text:p>0.707108899233621</text:p>
          </table:table-cell>
          <table:table-cell office:value-type="float" office:value="-0.000000273027323915986" calcext:value-type="float">
            <text:p>-2.73027323915986E-07</text:p>
          </table:table-cell>
          <table:table-cell office:value-type="float" office:value="0.707104663130681" calcext:value-type="float">
            <text:p>0.707104663130681</text:p>
          </table:table-cell>
          <table:table-cell office:value-type="float" office:value="-0.00000184076909143238" calcext:value-type="float">
            <text:p>-1.84076909143238E-0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387318067425277" calcext:value-type="float">
            <text:p>0.387318067425277</text:p>
          </table:table-cell>
          <table:table-cell office:value-type="float" office:value="-0.0997373267854824" calcext:value-type="float">
            <text:p>-0.099737326785482</text:p>
          </table:table-cell>
          <table:table-cell office:value-type="float" office:value="0.0389454638940764" calcext:value-type="float">
            <text:p>0.038945463894076</text:p>
          </table:table-cell>
          <table:table-cell office:value-type="float" office:value="0.707108590805261" calcext:value-type="float">
            <text:p>0.707108590805261</text:p>
          </table:table-cell>
          <table:table-cell office:value-type="float" office:value="0.000000690341841524944" calcext:value-type="float">
            <text:p>6.90341841524944E-07</text:p>
          </table:table-cell>
          <table:table-cell office:value-type="float" office:value="0.707104971549031" calcext:value-type="float">
            <text:p>0.707104971549031</text:p>
          </table:table-cell>
          <table:table-cell office:value-type="float" office:value="-0.00000442323685218016" calcext:value-type="float">
            <text:p>-4.42323685218016E-06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38731806127396" calcext:value-type="float">
            <text:p>0.38731806127396</text:p>
          </table:table-cell>
          <table:table-cell office:value-type="float" office:value="-0.0872736185950237" calcext:value-type="float">
            <text:p>-0.087273618595024</text:p>
          </table:table-cell>
          <table:table-cell office:value-type="float" office:value="0.0389455775451904" calcext:value-type="float">
            <text:p>0.03894557754519</text:p>
          </table:table-cell>
          <table:table-cell office:value-type="float" office:value="0.707108555982318" calcext:value-type="float">
            <text:p>0.707108555982318</text:p>
          </table:table-cell>
          <table:table-cell office:value-type="float" office:value="0.0000012850539637399" calcext:value-type="float">
            <text:p>1.2850539637399E-06</text:p>
          </table:table-cell>
          <table:table-cell office:value-type="float" office:value="0.707105006363745" calcext:value-type="float">
            <text:p>0.707105006363745</text:p>
          </table:table-cell>
          <table:table-cell office:value-type="float" office:value="-0.00000550260065418362" calcext:value-type="float">
            <text:p>-5.50260065418362E-06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387316141060262" calcext:value-type="float">
            <text:p>0.387316141060262</text:p>
          </table:table-cell>
          <table:table-cell office:value-type="float" office:value="-0.0872733971916065" calcext:value-type="float">
            <text:p>-0.087273397191607</text:p>
          </table:table-cell>
          <table:table-cell office:value-type="float" office:value="0.0514094477721917" calcext:value-type="float">
            <text:p>0.051409447772192</text:p>
          </table:table-cell>
          <table:table-cell office:value-type="float" office:value="0.707104540272411" calcext:value-type="float">
            <text:p>0.707104540272411</text:p>
          </table:table-cell>
          <table:table-cell office:value-type="float" office:value="0.00000040436631704166" calcext:value-type="float">
            <text:p>4.0436631704166E-07</text:p>
          </table:table-cell>
          <table:table-cell office:value-type="float" office:value="0.707109022089398" calcext:value-type="float">
            <text:p>0.707109022089398</text:p>
          </table:table-cell>
          <table:table-cell office:value-type="float" office:value="-0.00000239895770620668" calcext:value-type="float">
            <text:p>-2.39895770620668E-06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387314242936091" calcext:value-type="float">
            <text:p>0.387314242936091</text:p>
          </table:table-cell>
          <table:table-cell office:value-type="float" office:value="-0.0872731876692728" calcext:value-type="float">
            <text:p>-0.087273187669273</text:p>
          </table:table-cell>
          <table:table-cell office:value-type="float" office:value="0.0638733078543709" calcext:value-type="float">
            <text:p>0.063873307854371</text:p>
          </table:table-cell>
          <table:table-cell office:value-type="float" office:value="0.707102808991573" calcext:value-type="float">
            <text:p>0.707102808991573</text:p>
          </table:table-cell>
          <table:table-cell office:value-type="float" office:value="-0.0000000138949303174485" calcext:value-type="float">
            <text:p>-1.38949303174485E-08</text:p>
          </table:table-cell>
          <table:table-cell office:value-type="float" office:value="0.707110753358326" calcext:value-type="float">
            <text:p>0.707110753358326</text:p>
          </table:table-cell>
          <table:table-cell office:value-type="float" office:value="-0.00000111726896145914" calcext:value-type="float">
            <text:p>-1.11726896145914E-06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387312369823508" calcext:value-type="float">
            <text:p>0.387312369823508</text:p>
          </table:table-cell>
          <table:table-cell office:value-type="float" office:value="-0.0872729868273048" calcext:value-type="float">
            <text:p>-0.087272986827305</text:p>
          </table:table-cell>
          <table:table-cell office:value-type="float" office:value="0.0763371568505604" calcext:value-type="float">
            <text:p>0.076337156850561</text:p>
          </table:table-cell>
          <table:table-cell office:value-type="float" office:value="0.707102030145961" calcext:value-type="float">
            <text:p>0.707102030145961</text:p>
          </table:table-cell>
          <table:table-cell office:value-type="float" office:value="-0.000000243230494689772" calcext:value-type="float">
            <text:p>-2.43230494689772E-07</text:p>
          </table:table-cell>
          <table:table-cell office:value-type="float" office:value="0.707111532194915" calcext:value-type="float">
            <text:p>0.707111532194915</text:p>
          </table:table-cell>
          <table:table-cell office:value-type="float" office:value="-0.000000600348097290482" calcext:value-type="float">
            <text:p>-6.00348097290482E-07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387310523394335" calcext:value-type="float">
            <text:p>0.387310523394335</text:p>
          </table:table-cell>
          <table:table-cell office:value-type="float" office:value="-0.0872727966889704" calcext:value-type="float">
            <text:p>-0.08727279668897</text:p>
          </table:table-cell>
          <table:table-cell office:value-type="float" office:value="0.0888009985314944" calcext:value-type="float">
            <text:p>0.088800998531494</text:p>
          </table:table-cell>
          <table:table-cell office:value-type="float" office:value="0.707101652269164" calcext:value-type="float">
            <text:p>0.707101652269164</text:p>
          </table:table-cell>
          <table:table-cell office:value-type="float" office:value="-0.00000037662556867657" calcext:value-type="float">
            <text:p>-3.7662556867657E-07</text:p>
          </table:table-cell>
          <table:table-cell office:value-type="float" office:value="0.707111910066515" calcext:value-type="float">
            <text:p>0.707111910066515</text:p>
          </table:table-cell>
          <table:table-cell office:value-type="float" office:value="-0.000000402075816696712" calcext:value-type="float">
            <text:p>-4.02075816696712E-07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387308705361122" calcext:value-type="float">
            <text:p>0.387308705361122</text:p>
          </table:table-cell>
          <table:table-cell office:value-type="float" office:value="-0.0872726182998734" calcext:value-type="float">
            <text:p>-0.087272618299874</text:p>
          </table:table-cell>
          <table:table-cell office:value-type="float" office:value="0.101264836633175" calcext:value-type="float">
            <text:p>0.101264836633175</text:p>
          </table:table-cell>
          <table:table-cell office:value-type="float" office:value="0.70710144648853" calcext:value-type="float">
            <text:p>0.70710144648853</text:p>
          </table:table-cell>
          <table:table-cell office:value-type="float" office:value="-0.000000453519989784823" calcext:value-type="float">
            <text:p>-4.53519989784823E-07</text:p>
          </table:table-cell>
          <table:table-cell office:value-type="float" office:value="0.707112115844093" calcext:value-type="float">
            <text:p>0.707112115844093</text:p>
          </table:table-cell>
          <table:table-cell office:value-type="float" office:value="-0.00000033542520960772" calcext:value-type="float">
            <text:p>-3.3542520960772E-07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387306917297966" calcext:value-type="float">
            <text:p>0.387306917297966</text:p>
          </table:table-cell>
          <table:table-cell office:value-type="float" office:value="-0.0872724516763978" calcext:value-type="float">
            <text:p>-0.087272451676398</text:p>
          </table:table-cell>
          <table:table-cell office:value-type="float" office:value="0.113728674634928" calcext:value-type="float">
            <text:p>0.113728674634928</text:p>
          </table:table-cell>
          <table:table-cell office:value-type="float" office:value="0.707101317567945" calcext:value-type="float">
            <text:p>0.707101317567945</text:p>
          </table:table-cell>
          <table:table-cell office:value-type="float" office:value="-0.000000491988380424413" calcext:value-type="float">
            <text:p>-4.91988380424413E-07</text:p>
          </table:table-cell>
          <table:table-cell office:value-type="float" office:value="0.707112244762691" calcext:value-type="float">
            <text:p>0.707112244762691</text:p>
          </table:table-cell>
          <table:table-cell office:value-type="float" office:value="-0.000000321442722939214" calcext:value-type="float">
            <text:p>-3.21442722939214E-07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387305160539605" calcext:value-type="float">
            <text:p>0.387305160539605</text:p>
          </table:table-cell>
          <table:table-cell office:value-type="float" office:value="-0.0872722958517292" calcext:value-type="float">
            <text:p>-0.087272295851729</text:p>
          </table:table-cell>
          <table:table-cell office:value-type="float" office:value="0.1261925155763" calcext:value-type="float">
            <text:p>0.1261925155763</text:p>
          </table:table-cell>
          <table:table-cell office:value-type="float" office:value="0.707101225515413" calcext:value-type="float">
            <text:p>0.707101225515413</text:p>
          </table:table-cell>
          <table:table-cell office:value-type="float" office:value="-0.000000501695058718887" calcext:value-type="float">
            <text:p>-5.01695058718887E-07</text:p>
          </table:table-cell>
          <table:table-cell office:value-type="float" office:value="0.707112336813779" calcext:value-type="float">
            <text:p>0.707112336813779</text:p>
          </table:table-cell>
          <table:table-cell office:value-type="float" office:value="-0.000000326398265859673" calcext:value-type="float">
            <text:p>-3.26398265859673E-07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387303436128982" calcext:value-type="float">
            <text:p>0.387303436128982</text:p>
          </table:table-cell>
          <table:table-cell office:value-type="float" office:value="-0.0872721490975856" calcext:value-type="float">
            <text:p>-0.087272149097586</text:p>
          </table:table-cell>
          <table:table-cell office:value-type="float" office:value="0.138656361946983" calcext:value-type="float">
            <text:p>0.138656361946983</text:p>
          </table:table-cell>
          <table:table-cell office:value-type="float" office:value="0.707101153145458" calcext:value-type="float">
            <text:p>0.707101153145458</text:p>
          </table:table-cell>
          <table:table-cell office:value-type="float" office:value="-0.000000488876187254572" calcext:value-type="float">
            <text:p>-4.88876187254572E-07</text:p>
          </table:table-cell>
          <table:table-cell office:value-type="float" office:value="0.707112409182594" calcext:value-type="float">
            <text:p>0.707112409182594</text:p>
          </table:table-cell>
          <table:table-cell office:value-type="float" office:value="-0.000000335665004069785" calcext:value-type="float">
            <text:p>-3.35665004069785E-0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387301744841758" calcext:value-type="float">
            <text:p>0.387301744841758</text:p>
          </table:table-cell>
          <table:table-cell office:value-type="float" office:value="-0.0872720091915337" calcext:value-type="float">
            <text:p>-0.087272009191534</text:p>
          </table:table-cell>
          <table:table-cell office:value-type="float" office:value="0.151120215638003" calcext:value-type="float">
            <text:p>0.151120215638003</text:p>
          </table:table-cell>
          <table:table-cell office:value-type="float" office:value="0.707101092733615" calcext:value-type="float">
            <text:p>0.707101092733615</text:p>
          </table:table-cell>
          <table:table-cell office:value-type="float" office:value="-0.000000458320340235296" calcext:value-type="float">
            <text:p>-4.58320340235296E-07</text:p>
          </table:table-cell>
          <table:table-cell office:value-type="float" office:value="0.707112469593487" calcext:value-type="float">
            <text:p>0.707112469593487</text:p>
          </table:table-cell>
          <table:table-cell office:value-type="float" office:value="-0.000000342863720748099" calcext:value-type="float">
            <text:p>-3.42863720748099E-07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387300087264239" calcext:value-type="float">
            <text:p>0.387300087264239</text:p>
          </table:table-cell>
          <table:table-cell office:value-type="float" office:value="-0.0872718736614433" calcext:value-type="float">
            <text:p>-0.087271873661443</text:p>
          </table:table-cell>
          <table:table-cell office:value-type="float" office:value="0.16358407794149" calcext:value-type="float">
            <text:p>0.16358407794149</text:p>
          </table:table-cell>
          <table:table-cell office:value-type="float" office:value="0.707101040546513" calcext:value-type="float">
            <text:p>0.707101040546513</text:p>
          </table:table-cell>
          <table:table-cell office:value-type="float" office:value="-0.000000414180163610389" calcext:value-type="float">
            <text:p>-4.14180163610389E-07</text:p>
          </table:table-cell>
          <table:table-cell office:value-type="float" office:value="0.707112521779772" calcext:value-type="float">
            <text:p>0.707112521779772</text:p>
          </table:table-cell>
          <table:table-cell office:value-type="float" office:value="-0.000000345333533657843" calcext:value-type="float">
            <text:p>-3.45333533657843E-07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387298463872676" calcext:value-type="float">
            <text:p>0.387298463872676</text:p>
          </table:table-cell>
          <table:table-cell office:value-type="float" office:value="-0.0872717400829065" calcext:value-type="float">
            <text:p>-0.087271740082907</text:p>
          </table:table-cell>
          <table:table-cell office:value-type="float" office:value="0.176047949631616" calcext:value-type="float">
            <text:p>0.176047949631616</text:p>
          </table:table-cell>
          <table:table-cell office:value-type="float" office:value="0.707100994657458" calcext:value-type="float">
            <text:p>0.707100994657458</text:p>
          </table:table-cell>
          <table:table-cell office:value-type="float" office:value="-0.000000359998132026806" calcext:value-type="float">
            <text:p>-3.59998132026806E-07</text:p>
          </table:table-cell>
          <table:table-cell office:value-type="float" office:value="0.70711256766811" calcext:value-type="float">
            <text:p>0.70711256766811</text:p>
          </table:table-cell>
          <table:table-cell office:value-type="float" office:value="-0.000000342182544688097" calcext:value-type="float">
            <text:p>-3.42182544688097E-07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387296875117213" calcext:value-type="float">
            <text:p>0.387296875117213</text:p>
          </table:table-cell>
          <table:table-cell office:value-type="float" office:value="-0.0872716062973388" calcext:value-type="float">
            <text:p>-0.087271606297339</text:p>
          </table:table-cell>
          <table:table-cell office:value-type="float" office:value="0.188511831067535" calcext:value-type="float">
            <text:p>0.188511831067535</text:p>
          </table:table-cell>
          <table:table-cell office:value-type="float" office:value="0.707100954043357" calcext:value-type="float">
            <text:p>0.707100954043357</text:p>
          </table:table-cell>
          <table:table-cell office:value-type="float" office:value="-0.000000298753528138462" calcext:value-type="float">
            <text:p>-2.98753528138462E-07</text:p>
          </table:table-cell>
          <table:table-cell office:value-type="float" office:value="0.707112608281577" calcext:value-type="float">
            <text:p>0.707112608281577</text:p>
          </table:table-cell>
          <table:table-cell office:value-type="float" office:value="-0.000000333422612741607" calcext:value-type="float">
            <text:p>-3.33422612741607E-07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387295321500339" calcext:value-type="float">
            <text:p>0.387295321500339</text:p>
          </table:table-cell>
          <table:table-cell office:value-type="float" office:value="-0.0872714705341921" calcext:value-type="float">
            <text:p>-0.087271470534192</text:p>
          </table:table-cell>
          <table:table-cell office:value-type="float" office:value="0.200975722295617" calcext:value-type="float">
            <text:p>0.200975722295617</text:p>
          </table:table-cell>
          <table:table-cell office:value-type="float" office:value="0.70710091817565" calcext:value-type="float">
            <text:p>0.70710091817565</text:p>
          </table:table-cell>
          <table:table-cell office:value-type="float" office:value="-0.000000232972033609169" calcext:value-type="float">
            <text:p>-2.32972033609169E-07</text:p>
          </table:table-cell>
          <table:table-cell office:value-type="float" office:value="0.707112644148721" calcext:value-type="float">
            <text:p>0.707112644148721</text:p>
          </table:table-cell>
          <table:table-cell office:value-type="float" office:value="-0.000000319559433636929" calcext:value-type="float">
            <text:p>-3.19559433636929E-07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387293803624526" calcext:value-type="float">
            <text:p>0.387293803624526</text:p>
          </table:table-cell>
          <table:table-cell office:value-type="float" office:value="-0.0872713314860423" calcext:value-type="float">
            <text:p>-0.087271331486042</text:p>
          </table:table-cell>
          <table:table-cell office:value-type="float" office:value="0.213439623160042" calcext:value-type="float">
            <text:p>0.213439623160042</text:p>
          </table:table-cell>
          <table:table-cell office:value-type="float" office:value="0.707100886835636" calcext:value-type="float">
            <text:p>0.707100886835636</text:p>
          </table:table-cell>
          <table:table-cell office:value-type="float" office:value="-0.000000164673153113526" calcext:value-type="float">
            <text:p>-1.64673153113526E-07</text:p>
          </table:table-cell>
          <table:table-cell office:value-type="float" office:value="0.707112675488241" calcext:value-type="float">
            <text:p>0.707112675488241</text:p>
          </table:table-cell>
          <table:table-cell office:value-type="float" office:value="-0.000000301323814788645" calcext:value-type="float">
            <text:p>-3.01323814788645E-07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387292322295253" calcext:value-type="float">
            <text:p>0.387292322295253</text:p>
          </table:table-cell>
          <table:table-cell office:value-type="float" office:value="-0.0872711883314038" calcext:value-type="float">
            <text:p>-0.087271188331404</text:p>
          </table:table-cell>
          <table:table-cell office:value-type="float" office:value="0.225903533569498" calcext:value-type="float">
            <text:p>0.225903533569498</text:p>
          </table:table-cell>
          <table:table-cell office:value-type="float" office:value="0.707100860157003" calcext:value-type="float">
            <text:p>0.707100860157003</text:p>
          </table:table-cell>
          <table:table-cell office:value-type="float" office:value="-0.0000000954499167482581" calcext:value-type="float">
            <text:p>-9.54499167482581E-08</text:p>
          </table:table-cell>
          <table:table-cell office:value-type="float" office:value="0.70711270216645" calcext:value-type="float">
            <text:p>0.70711270216645</text:p>
          </table:table-cell>
          <table:table-cell office:value-type="float" office:value="-0.000000279533392544273" calcext:value-type="float">
            <text:p>-2.79533392544273E-0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7-21T07:35:41.239764969</dc:date>
    <meta:editing-duration>PT9H33M1S</meta:editing-duration>
    <meta:editing-cycles>1</meta:editing-cycles>
    <meta:document-statistic meta:table-count="1" meta:cell-count="696" meta:object-count="1"/>
    <meta:generator>LibreOffice/6.0.7.3$Linux_X86_64 LibreOffice_project/0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8cm" svg:y="3.703cm" style:legend-expansion="high" chart:style-name="ch2"/>
        <chart:plot-area chart:style-name="ch3" table:cell-range-address="Mujoco.A1:Mujoco.D87" svg:x="0.32cm" svg:y="0.18cm" svg:width="12.508cm" svg:height="8.64cm">
          <chartooo:coordinate-region svg:x="1.153cm" svg:y="0.306cm" svg:width="11.395cm" svg:height="8.2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Mujoco.B1:Mujoco.B87" chart:class="chart:scatter">
            <chart:domain table:cell-range-address="Mujoco.A1:Mujoco.A87"/>
            <chart:data-point chart:repeated="87"/>
          </chart:series>
          <chart:series chart:style-name="ch7" chart:values-cell-range-address="Mujoco.C1:Mujoco.C87" chart:class="chart:scatter">
            <chart:data-point chart:repeated="87"/>
          </chart:series>
          <chart:series chart:style-name="ch8" chart:values-cell-range-address="Mujoco.D1:Mujoco.D87" chart:class="chart:scatter">
            <chart:data-point chart:repeated="8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Mujoco.A1:Mujoco.A87</svg:desc>
                </draw:g>
              </table:table-cell>
              <table:table-cell office:value-type="float" office:value="0.137999713898643">
                <text:p>0.137999713898643</text:p>
                <draw:g>
                  <svg:desc>Mujoco.B1:Mujoco.B87</svg:desc>
                </draw:g>
              </table:table-cell>
              <table:table-cell office:value-type="float" office:value="-0.0124654772348841">
                <text:p>-0.0124654772348841</text:p>
                <draw:g>
                  <svg:desc>Mujoco.C1:Mujoco.C87</svg:desc>
                </draw:g>
              </table:table-cell>
              <table:table-cell office:value-type="float" office:value="0.549999893061122">
                <text:p>0.549999893061122</text:p>
                <draw:g>
                  <svg:desc>Mujoco.D1:Mujoco.D8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137999451722573">
                <text:p>0.137999451722573</text:p>
              </table:table-cell>
              <table:table-cell office:value-type="float" office:value="-0.0249309636745631">
                <text:p>-0.0249309636745631</text:p>
              </table:table-cell>
              <table:table-cell office:value-type="float" office:value="0.549999801469929">
                <text:p>0.54999980146992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137999211321802">
                <text:p>0.137999211321802</text:p>
              </table:table-cell>
              <table:table-cell office:value-type="float" office:value="-0.0373964563605584">
                <text:p>-0.0373964563605584</text:p>
              </table:table-cell>
              <table:table-cell office:value-type="float" office:value="0.549999723590441">
                <text:p>0.54999972359044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137998991454619">
                <text:p>0.137998991454619</text:p>
              </table:table-cell>
              <table:table-cell office:value-type="float" office:value="-0.0498619555570393">
                <text:p>-0.0498619555570393</text:p>
              </table:table-cell>
              <table:table-cell office:value-type="float" office:value="0.549999660056333">
                <text:p>0.5499996600563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137998790854599">
                <text:p>0.137998790854599</text:p>
              </table:table-cell>
              <table:table-cell office:value-type="float" office:value="-0.062327461464969">
                <text:p>-0.062327461464969</text:p>
              </table:table-cell>
              <table:table-cell office:value-type="float" office:value="0.549999611555263">
                <text:p>0.54999961155526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137999098586233">
                <text:p>0.137999098586233</text:p>
              </table:table-cell>
              <table:table-cell office:value-type="float" office:value="-0.0623274810748704">
                <text:p>-0.0623274810748704</text:p>
              </table:table-cell>
              <table:table-cell office:value-type="float" office:value="0.537534247632751">
                <text:p>0.53753424763275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137999432026855">
                <text:p>0.137999432026855</text:p>
              </table:table-cell>
              <table:table-cell office:value-type="float" office:value="-0.0623275090003506">
                <text:p>-0.0623275090003506</text:p>
              </table:table-cell>
              <table:table-cell office:value-type="float" office:value="0.525068920636736">
                <text:p>0.52506892063673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137999792409545">
                <text:p>0.137999792409545</text:p>
              </table:table-cell>
              <table:table-cell office:value-type="float" office:value="-0.0623275488032653">
                <text:p>-0.0623275488032653</text:p>
              </table:table-cell>
              <table:table-cell office:value-type="float" office:value="0.512603630055568">
                <text:p>0.51260363005556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138000180836735">
                <text:p>0.138000180836735</text:p>
              </table:table-cell>
              <table:table-cell office:value-type="float" office:value="-0.0623276007559255">
                <text:p>-0.0623276007559255</text:p>
              </table:table-cell>
              <table:table-cell office:value-type="float" office:value="0.500138371887763">
                <text:p>0.50013837188776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138000598203107">
                <text:p>0.138000598203107</text:p>
              </table:table-cell>
              <table:table-cell office:value-type="float" office:value="-0.0623276651443073">
                <text:p>-0.0623276651443073</text:p>
              </table:table-cell>
              <table:table-cell office:value-type="float" office:value="0.487673142249123">
                <text:p>0.48767314224912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.138001045108408">
                <text:p>0.138001045108408</text:p>
              </table:table-cell>
              <table:table-cell office:value-type="float" office:value="-0.062327742247843">
                <text:p>-0.062327742247843</text:p>
              </table:table-cell>
              <table:table-cell office:value-type="float" office:value="0.47520793712399">
                <text:p>0.4752079371239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0.138001521887819">
                <text:p>0.138001521887819</text:p>
              </table:table-cell>
              <table:table-cell office:value-type="float" office:value="-0.062327832340415">
                <text:p>-0.062327832340415</text:p>
              </table:table-cell>
              <table:table-cell office:value-type="float" office:value="0.462742752598165">
                <text:p>0.46274275259816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0.138002028528168">
                <text:p>0.138002028528168</text:p>
              </table:table-cell>
              <table:table-cell office:value-type="float" office:value="-0.0623279356799602">
                <text:p>-0.0623279356799602</text:p>
              </table:table-cell>
              <table:table-cell office:value-type="float" office:value="0.450277584688229">
                <text:p>0.45027758468822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0.138002564620454">
                <text:p>0.138002564620454</text:p>
              </table:table-cell>
              <table:table-cell office:value-type="float" office:value="-0.0623280525058262">
                <text:p>-0.0623280525058262</text:p>
              </table:table-cell>
              <table:table-cell office:value-type="float" office:value="0.437812429375831">
                <text:p>0.43781242937583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0.138003129314203">
                <text:p>0.138003129314203</text:p>
              </table:table-cell>
              <table:table-cell office:value-type="float" office:value="-0.0623281830418435">
                <text:p>-0.0623281830418435</text:p>
              </table:table-cell>
              <table:table-cell office:value-type="float" office:value="0.425347282674899">
                <text:p>0.42534728267489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0.138003721242171">
                <text:p>0.138003721242171</text:p>
              </table:table-cell>
              <table:table-cell office:value-type="float" office:value="-0.062328327500102">
                <text:p>-0.062328327500102</text:p>
              </table:table-cell>
              <table:table-cell office:value-type="float" office:value="0.41288214064781">
                <text:p>0.4128821406478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0.138004338471168">
                <text:p>0.138004338471168</text:p>
              </table:table-cell>
              <table:table-cell office:value-type="float" office:value="-0.0623284861012674">
                <text:p>-0.0623284861012674</text:p>
              </table:table-cell>
              <table:table-cell office:value-type="float" office:value="0.400416999514436">
                <text:p>0.40041699951443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0.138004978271117">
                <text:p>0.138004978271117</text:p>
              </table:table-cell>
              <table:table-cell office:value-type="float" office:value="-0.0623286590755442">
                <text:p>-0.0623286590755442</text:p>
              </table:table-cell>
              <table:table-cell office:value-type="float" office:value="0.387951855398587">
                <text:p>0.38795185539858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0.138005637746682">
                <text:p>0.138005637746682</text:p>
              </table:table-cell>
              <table:table-cell office:value-type="float" office:value="-0.0623288468714483">
                <text:p>-0.0623288468714483</text:p>
              </table:table-cell>
              <table:table-cell office:value-type="float" office:value="0.37548670538441">
                <text:p>0.3754867053844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0.138006312609077">
                <text:p>0.138006312609077</text:p>
              </table:table-cell>
              <table:table-cell office:value-type="float" office:value="-0.0623290500122625">
                <text:p>-0.0623290500122625</text:p>
              </table:table-cell>
              <table:table-cell office:value-type="float" office:value="0.363021546210501">
                <text:p>0.36302154621050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0.138006997980104">
                <text:p>0.138006997980104</text:p>
              </table:table-cell>
              <table:table-cell office:value-type="float" office:value="-0.0623292694701315">
                <text:p>-0.0623292694701315</text:p>
              </table:table-cell>
              <table:table-cell office:value-type="float" office:value="0.350556375772057">
                <text:p>0.35055637577205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0.138007687737435">
                <text:p>0.138007687737435</text:p>
              </table:table-cell>
              <table:table-cell office:value-type="float" office:value="-0.0623295068627357">
                <text:p>-0.0623295068627357</text:p>
              </table:table-cell>
              <table:table-cell office:value-type="float" office:value="0.338091192512487">
                <text:p>0.33809119251248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0.13800837489803">
                <text:p>0.13800837489803</text:p>
              </table:table-cell>
              <table:table-cell office:value-type="float" office:value="-0.0623297651136976">
                <text:p>-0.0623297651136976</text:p>
              </table:table-cell>
              <table:table-cell office:value-type="float" office:value="0.32562599631045">
                <text:p>0.3256259963104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0.138009051110371">
                <text:p>0.138009051110371</text:p>
              </table:table-cell>
              <table:table-cell office:value-type="float" office:value="-0.062330049356122">
                <text:p>-0.062330049356122</text:p>
              </table:table-cell>
              <table:table-cell office:value-type="float" office:value="0.313160788293033">
                <text:p>0.31316078829303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0.150473976771046">
                <text:p>0.150473976771046</text:p>
              </table:table-cell>
              <table:table-cell office:value-type="float" office:value="-0.0623299007778257">
                <text:p>-0.0623299007778257</text:p>
              </table:table-cell>
              <table:table-cell office:value-type="float" office:value="0.313160417782227">
                <text:p>0.31316041778222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0.162938866940714">
                <text:p>0.162938866940714</text:p>
              </table:table-cell>
              <table:table-cell office:value-type="float" office:value="-0.0623297783367765">
                <text:p>-0.0623297783367765</text:p>
              </table:table-cell>
              <table:table-cell office:value-type="float" office:value="0.313160119254182">
                <text:p>0.31316011925418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0.175403723178019">
                <text:p>0.175403723178019</text:p>
              </table:table-cell>
              <table:table-cell office:value-type="float" office:value="-0.062329682825235">
                <text:p>-0.062329682825235</text:p>
              </table:table-cell>
              <table:table-cell office:value-type="float" office:value="0.313159885228032">
                <text:p>0.31315988522803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0.187868551563848">
                <text:p>0.187868551563848</text:p>
              </table:table-cell>
              <table:table-cell office:value-type="float" office:value="-0.0623296145344651">
                <text:p>-0.0623296145344651</text:p>
              </table:table-cell>
              <table:table-cell office:value-type="float" office:value="0.313159712805024">
                <text:p>0.31315971280502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0.200333356858585">
                <text:p>0.200333356858585</text:p>
              </table:table-cell>
              <table:table-cell office:value-type="float" office:value="-0.0623295732486605">
                <text:p>-0.0623295732486605</text:p>
              </table:table-cell>
              <table:table-cell office:value-type="float" office:value="0.313159598874978">
                <text:p>0.31315959887497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0.212798144259882">
                <text:p>0.212798144259882</text:p>
              </table:table-cell>
              <table:table-cell office:value-type="float" office:value="-0.0623295584337457">
                <text:p>-0.0623295584337457</text:p>
              </table:table-cell>
              <table:table-cell office:value-type="float" office:value="0.313159540895978">
                <text:p>0.31315954089597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0.225262916053639">
                <text:p>0.225262916053639</text:p>
              </table:table-cell>
              <table:table-cell office:value-type="float" office:value="-0.0623295691674962">
                <text:p>-0.0623295691674962</text:p>
              </table:table-cell>
              <table:table-cell office:value-type="float" office:value="0.313159535502095">
                <text:p>0.31315953550209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0.237727676913587">
                <text:p>0.237727676913587</text:p>
              </table:table-cell>
              <table:table-cell office:value-type="float" office:value="-0.0623296044361108">
                <text:p>-0.0623296044361108</text:p>
              </table:table-cell>
              <table:table-cell office:value-type="float" office:value="0.313159580666953">
                <text:p>0.31315958066695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0.250192429829329">
                <text:p>0.250192429829329</text:p>
              </table:table-cell>
              <table:table-cell office:value-type="float" office:value="-0.062329663028972">
                <text:p>-0.062329663028972</text:p>
              </table:table-cell>
              <table:table-cell office:value-type="float" office:value="0.313159674037279">
                <text:p>0.31315967403727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0.262657177990167">
                <text:p>0.262657177990167</text:p>
              </table:table-cell>
              <table:table-cell office:value-type="float" office:value="-0.0623297436528922">
                <text:p>-0.0623297436528922</text:p>
              </table:table-cell>
              <table:table-cell office:value-type="float" office:value="0.313159813659">
                <text:p>0.31315981365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0.262657935129938">
                <text:p>0.262657935129938</text:p>
              </table:table-cell>
              <table:table-cell office:value-type="float" office:value="-0.062330011064715">
                <text:p>-0.062330011064715</text:p>
              </table:table-cell>
              <table:table-cell office:value-type="float" office:value="0.300695258044653">
                <text:p>0.30069525804465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0.262658707750311">
                <text:p>0.262658707750311</text:p>
              </table:table-cell>
              <table:table-cell office:value-type="float" office:value="-0.0623303043167549">
                <text:p>-0.0623303043167549</text:p>
              </table:table-cell>
              <table:table-cell office:value-type="float" office:value="0.28823069329555">
                <text:p>0.2882306932955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0.262659494348136">
                <text:p>0.262659494348136</text:p>
              </table:table-cell>
              <table:table-cell office:value-type="float" office:value="-0.0623306280281223">
                <text:p>-0.0623306280281223</text:p>
              </table:table-cell>
              <table:table-cell office:value-type="float" office:value="0.275766122090022">
                <text:p>0.27576612209002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0.262660290658803">
                <text:p>0.262660290658803</text:p>
              </table:table-cell>
              <table:table-cell office:value-type="float" office:value="-0.0623309885692378">
                <text:p>-0.0623309885692378</text:p>
              </table:table-cell>
              <table:table-cell office:value-type="float" office:value="0.26330154434665">
                <text:p>0.2633015443466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0.262661092105672">
                <text:p>0.262661092105672</text:p>
              </table:table-cell>
              <table:table-cell office:value-type="float" office:value="-0.0623313948176548">
                <text:p>-0.0623313948176548</text:p>
              </table:table-cell>
              <table:table-cell office:value-type="float" office:value="0.250836960524996">
                <text:p>0.25083696052499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0.26266189334993">
                <text:p>0.26266189334993</text:p>
              </table:table-cell>
              <table:table-cell office:value-type="float" office:value="-0.0623318591760636">
                <text:p>-0.0623318591760636</text:p>
              </table:table-cell>
              <table:table-cell office:value-type="float" office:value="0.238372371235658">
                <text:p>0.23837237123565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0.262662688274583">
                <text:p>0.262662688274583</text:p>
              </table:table-cell>
              <table:table-cell office:value-type="float" office:value="-0.0623323991071369">
                <text:p>-0.0623323991071369</text:p>
              </table:table-cell>
              <table:table-cell office:value-type="float" office:value="0.225907777878002">
                <text:p>0.22590777787800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0.262663468859893">
                <text:p>0.262663468859893</text:p>
              </table:table-cell>
              <table:table-cell office:value-type="float" office:value="-0.0623330388458374">
                <text:p>-0.0623330388458374</text:p>
              </table:table-cell>
              <table:table-cell office:value-type="float" office:value="0.213443181750976">
                <text:p>0.21344318175097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0.262664224430262">
                <text:p>0.262664224430262</text:p>
              </table:table-cell>
              <table:table-cell office:value-type="float" office:value="-0.0623338106398514">
                <text:p>-0.0623338106398514</text:p>
              </table:table-cell>
              <table:table-cell office:value-type="float" office:value="0.20097858402366">
                <text:p>0.2009785840236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0.262664941080575">
                <text:p>0.262664941080575</text:p>
              </table:table-cell>
              <table:table-cell office:value-type="float" office:value="-0.0623347519965162">
                <text:p>-0.0623347519965162</text:p>
              </table:table-cell>
              <table:table-cell office:value-type="float" office:value="0.188513984487061">
                <text:p>0.18851398448706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0.275129163724986">
                <text:p>0.275129163724986</text:p>
              </table:table-cell>
              <table:table-cell office:value-type="float" office:value="-0.0623347393755523">
                <text:p>-0.0623347393755523</text:p>
              </table:table-cell>
              <table:table-cell office:value-type="float" office:value="0.188514114664995">
                <text:p>0.18851411466499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0.287593415197317">
                <text:p>0.287593415197317</text:p>
              </table:table-cell>
              <table:table-cell office:value-type="float" office:value="-0.0623347479910759">
                <text:p>-0.0623347479910759</text:p>
              </table:table-cell>
              <table:table-cell office:value-type="float" office:value="0.188514243655111">
                <text:p>0.18851424365511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0.300057692450042">
                <text:p>0.300057692450042</text:p>
              </table:table-cell>
              <table:table-cell office:value-type="float" office:value="-0.0623347789043138">
                <text:p>-0.0623347789043138</text:p>
              </table:table-cell>
              <table:table-cell office:value-type="float" office:value="0.188514371793654">
                <text:p>0.18851437179365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0.300058580385715">
                <text:p>0.300058580385715</text:p>
              </table:table-cell>
              <table:table-cell office:value-type="float" office:value="-0.0623354547160055">
                <text:p>-0.0623354547160055</text:p>
              </table:table-cell>
              <table:table-cell office:value-type="float" office:value="0.176049985916126">
                <text:p>0.17604998591612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0.30005945326864">
                <text:p>0.30005945326864</text:p>
              </table:table-cell>
              <table:table-cell office:value-type="float" office:value="-0.0623362227801262">
                <text:p>-0.0623362227801262</text:p>
              </table:table-cell>
              <table:table-cell office:value-type="float" office:value="0.16358559493952">
                <text:p>0.1635855949395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0.30006030986975">
                <text:p>0.30006030986975</text:p>
              </table:table-cell>
              <table:table-cell office:value-type="float" office:value="-0.062337065385828">
                <text:p>-0.062337065385828</text:p>
              </table:table-cell>
              <table:table-cell office:value-type="float" office:value="0.151121196622988">
                <text:p>0.15112119662298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0.300061149728932">
                <text:p>0.300061149728932</text:p>
              </table:table-cell>
              <table:table-cell office:value-type="float" office:value="-0.0623379386106576">
                <text:p>-0.0623379386106576</text:p>
              </table:table-cell>
              <table:table-cell office:value-type="float" office:value="0.138656784588761">
                <text:p>0.13865678458876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0.300061970231124">
                <text:p>0.300061970231124</text:p>
              </table:table-cell>
              <table:table-cell office:value-type="float" office:value="-0.0623387572495206">
                <text:p>-0.0623387572495206</text:p>
              </table:table-cell>
              <table:table-cell office:value-type="float" office:value="0.126192351148096">
                <text:p>0.12619235114809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0.300062745521635">
                <text:p>0.300062745521635</text:p>
              </table:table-cell>
              <table:table-cell office:value-type="float" office:value="-0.0623393830307025">
                <text:p>-0.0623393830307025</text:p>
              </table:table-cell>
              <table:table-cell office:value-type="float" office:value="0.113727900612453">
                <text:p>0.11372790061245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0.300063004280709">
                <text:p>0.300063004280709</text:p>
              </table:table-cell>
              <table:table-cell office:value-type="float" office:value="-0.0748035172174565">
                <text:p>-0.0748035172174565</text:p>
              </table:table-cell>
              <table:table-cell office:value-type="float" office:value="0.113727962201412">
                <text:p>0.11372796220141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0.300063430650634">
                <text:p>0.300063430650634</text:p>
              </table:table-cell>
              <table:table-cell office:value-type="float" office:value="-0.0872677303138234">
                <text:p>-0.0872677303138234</text:p>
              </table:table-cell>
              <table:table-cell office:value-type="float" office:value="0.113728154883949">
                <text:p>0.11372815488394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0.300063493031323">
                <text:p>0.300063493031323</text:p>
              </table:table-cell>
              <table:table-cell office:value-type="float" office:value="-0.0997318537224132">
                <text:p>-0.0997318537224132</text:p>
              </table:table-cell>
              <table:table-cell office:value-type="float" office:value="0.113728250956138">
                <text:p>0.11372825095613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0.300063545738012">
                <text:p>0.300063545738012</text:p>
              </table:table-cell>
              <table:table-cell office:value-type="float" office:value="-0.112196016937164">
                <text:p>-0.112196016937164</text:p>
              </table:table-cell>
              <table:table-cell office:value-type="float" office:value="0.113728380772028">
                <text:p>0.11372838077202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0.30006463492468">
                <text:p>0.30006463492468</text:p>
              </table:table-cell>
              <table:table-cell office:value-type="float" office:value="-0.112196394609853">
                <text:p>-0.112196394609853</text:p>
              </table:table-cell>
              <table:table-cell office:value-type="float" office:value="0.101264139871103">
                <text:p>0.10126413987110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0.300065636814064">
                <text:p>0.300065636814064</text:p>
              </table:table-cell>
              <table:table-cell office:value-type="float" office:value="-0.112195690051136">
                <text:p>-0.112195690051136</text:p>
              </table:table-cell>
              <table:table-cell office:value-type="float" office:value="0.0887999642620809">
                <text:p>0.088799964262080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0.312529580654199">
                <text:p>0.312529580654199</text:p>
              </table:table-cell>
              <table:table-cell office:value-type="float" office:value="-0.11219679870663">
                <text:p>-0.11219679870663</text:p>
              </table:table-cell>
              <table:table-cell office:value-type="float" office:value="0.0888009339870792">
                <text:p>0.088800933987079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0.324993433112266">
                <text:p>0.324993433112266</text:p>
              </table:table-cell>
              <table:table-cell office:value-type="float" office:value="-0.112197174621359">
                <text:p>-0.112197174621359</text:p>
              </table:table-cell>
              <table:table-cell office:value-type="float" office:value="0.088801211514185">
                <text:p>0.08880121151418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0.3374572358427">
                <text:p>0.3374572358427</text:p>
              </table:table-cell>
              <table:table-cell office:value-type="float" office:value="-0.112197529242526">
                <text:p>-0.112197529242526</text:p>
              </table:table-cell>
              <table:table-cell office:value-type="float" office:value="0.0888013737948816">
                <text:p>0.088801373794881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0.349921192826738">
                <text:p>0.349921192826738</text:p>
              </table:table-cell>
              <table:table-cell office:value-type="float" office:value="-0.11219771764009">
                <text:p>-0.11219771764009</text:p>
              </table:table-cell>
              <table:table-cell office:value-type="float" office:value="0.0888013460095236">
                <text:p>0.088801346009523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0.362385174798642">
                <text:p>0.362385174798642</text:p>
              </table:table-cell>
              <table:table-cell office:value-type="float" office:value="-0.112197920288139">
                <text:p>-0.112197920288139</text:p>
              </table:table-cell>
              <table:table-cell office:value-type="float" office:value="0.0888012884889839">
                <text:p>0.088801288488983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0.374849191948347">
                <text:p>0.374849191948347</text:p>
              </table:table-cell>
              <table:table-cell office:value-type="float" office:value="-0.112198137731441">
                <text:p>-0.112198137731441</text:p>
              </table:table-cell>
              <table:table-cell office:value-type="float" office:value="0.0888012117743485">
                <text:p>0.088801211774348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0.374850406338696">
                <text:p>0.374850406338696</text:p>
              </table:table-cell>
              <table:table-cell office:value-type="float" office:value="-0.112198797955539">
                <text:p>-0.112198797955539</text:p>
              </table:table-cell>
              <table:table-cell office:value-type="float" office:value="0.0763372797078545">
                <text:p>0.076337279707854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0.374851641039137">
                <text:p>0.374851641039137</text:p>
              </table:table-cell>
              <table:table-cell office:value-type="float" office:value="-0.112199479831045">
                <text:p>-0.112199479831045</text:p>
              </table:table-cell>
              <table:table-cell office:value-type="float" office:value="0.0638733413283492">
                <text:p>0.063873341328349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0.374852898652734">
                <text:p>0.374852898652734</text:p>
              </table:table-cell>
              <table:table-cell office:value-type="float" office:value="-0.112200156425406">
                <text:p>-0.112200156425406</text:p>
              </table:table-cell>
              <table:table-cell office:value-type="float" office:value="0.0514093926573422">
                <text:p>0.051409392657342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0.38731679695596">
                <text:p>0.38731679695596</text:p>
              </table:table-cell>
              <table:table-cell office:value-type="float" office:value="-0.112200432537632">
                <text:p>-0.112200432537632</text:p>
              </table:table-cell>
              <table:table-cell office:value-type="float" office:value="0.0514092510412631">
                <text:p>0.051409251041263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0.387318142697004">
                <text:p>0.387318142697004</text:p>
              </table:table-cell>
              <table:table-cell office:value-type="float" office:value="-0.112201026612894">
                <text:p>-0.112201026612894</text:p>
              </table:table-cell>
              <table:table-cell office:value-type="float" office:value="0.0389453516264708">
                <text:p>0.038945351626470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0.387318067425277">
                <text:p>0.387318067425277</text:p>
              </table:table-cell>
              <table:table-cell office:value-type="float" office:value="-0.0997373267854824">
                <text:p>-0.0997373267854824</text:p>
              </table:table-cell>
              <table:table-cell office:value-type="float" office:value="0.0389454638940764">
                <text:p>0.038945463894076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0.38731806127396">
                <text:p>0.38731806127396</text:p>
              </table:table-cell>
              <table:table-cell office:value-type="float" office:value="-0.0872736185950237">
                <text:p>-0.0872736185950237</text:p>
              </table:table-cell>
              <table:table-cell office:value-type="float" office:value="0.0389455775451904">
                <text:p>0.038945577545190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0.387316141060262">
                <text:p>0.387316141060262</text:p>
              </table:table-cell>
              <table:table-cell office:value-type="float" office:value="-0.0872733971916065">
                <text:p>-0.0872733971916065</text:p>
              </table:table-cell>
              <table:table-cell office:value-type="float" office:value="0.0514094477721917">
                <text:p>0.051409447772191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0.387314242936091">
                <text:p>0.387314242936091</text:p>
              </table:table-cell>
              <table:table-cell office:value-type="float" office:value="-0.0872731876692728">
                <text:p>-0.0872731876692728</text:p>
              </table:table-cell>
              <table:table-cell office:value-type="float" office:value="0.0638733078543709">
                <text:p>0.063873307854370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0.387312369823508">
                <text:p>0.387312369823508</text:p>
              </table:table-cell>
              <table:table-cell office:value-type="float" office:value="-0.0872729868273048">
                <text:p>-0.0872729868273048</text:p>
              </table:table-cell>
              <table:table-cell office:value-type="float" office:value="0.0763371568505604">
                <text:p>0.076337156850560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0.387310523394335">
                <text:p>0.387310523394335</text:p>
              </table:table-cell>
              <table:table-cell office:value-type="float" office:value="-0.0872727966889704">
                <text:p>-0.0872727966889704</text:p>
              </table:table-cell>
              <table:table-cell office:value-type="float" office:value="0.0888009985314944">
                <text:p>0.088800998531494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0.387308705361122">
                <text:p>0.387308705361122</text:p>
              </table:table-cell>
              <table:table-cell office:value-type="float" office:value="-0.0872726182998734">
                <text:p>-0.0872726182998734</text:p>
              </table:table-cell>
              <table:table-cell office:value-type="float" office:value="0.101264836633175">
                <text:p>0.10126483663317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0.387306917297966">
                <text:p>0.387306917297966</text:p>
              </table:table-cell>
              <table:table-cell office:value-type="float" office:value="-0.0872724516763978">
                <text:p>-0.0872724516763978</text:p>
              </table:table-cell>
              <table:table-cell office:value-type="float" office:value="0.113728674634928">
                <text:p>0.11372867463492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0.387305160539605">
                <text:p>0.387305160539605</text:p>
              </table:table-cell>
              <table:table-cell office:value-type="float" office:value="-0.0872722958517292">
                <text:p>-0.0872722958517292</text:p>
              </table:table-cell>
              <table:table-cell office:value-type="float" office:value="0.1261925155763">
                <text:p>0.126192515576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0.387303436128982">
                <text:p>0.387303436128982</text:p>
              </table:table-cell>
              <table:table-cell office:value-type="float" office:value="-0.0872721490975856">
                <text:p>-0.0872721490975856</text:p>
              </table:table-cell>
              <table:table-cell office:value-type="float" office:value="0.138656361946983">
                <text:p>0.13865636194698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0.387301744841758">
                <text:p>0.387301744841758</text:p>
              </table:table-cell>
              <table:table-cell office:value-type="float" office:value="-0.0872720091915337">
                <text:p>-0.0872720091915337</text:p>
              </table:table-cell>
              <table:table-cell office:value-type="float" office:value="0.151120215638003">
                <text:p>0.15112021563800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0.387300087264239">
                <text:p>0.387300087264239</text:p>
              </table:table-cell>
              <table:table-cell office:value-type="float" office:value="-0.0872718736614433">
                <text:p>-0.0872718736614433</text:p>
              </table:table-cell>
              <table:table-cell office:value-type="float" office:value="0.16358407794149">
                <text:p>0.1635840779414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0.387298463872676">
                <text:p>0.387298463872676</text:p>
              </table:table-cell>
              <table:table-cell office:value-type="float" office:value="-0.0872717400829065">
                <text:p>-0.0872717400829065</text:p>
              </table:table-cell>
              <table:table-cell office:value-type="float" office:value="0.176047949631616">
                <text:p>0.17604794963161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0.387296875117213">
                <text:p>0.387296875117213</text:p>
              </table:table-cell>
              <table:table-cell office:value-type="float" office:value="-0.0872716062973388">
                <text:p>-0.0872716062973388</text:p>
              </table:table-cell>
              <table:table-cell office:value-type="float" office:value="0.188511831067535">
                <text:p>0.18851183106753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0.387295321500339">
                <text:p>0.387295321500339</text:p>
              </table:table-cell>
              <table:table-cell office:value-type="float" office:value="-0.0872714705341921">
                <text:p>-0.0872714705341921</text:p>
              </table:table-cell>
              <table:table-cell office:value-type="float" office:value="0.200975722295617">
                <text:p>0.20097572229561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0.387293803624526">
                <text:p>0.387293803624526</text:p>
              </table:table-cell>
              <table:table-cell office:value-type="float" office:value="-0.0872713314860423">
                <text:p>-0.0872713314860423</text:p>
              </table:table-cell>
              <table:table-cell office:value-type="float" office:value="0.213439623160042">
                <text:p>0.21343962316004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0.387292322295253">
                <text:p>0.387292322295253</text:p>
              </table:table-cell>
              <table:table-cell office:value-type="float" office:value="-0.0872711883314038">
                <text:p>-0.0872711883314038</text:p>
              </table:table-cell>
              <table:table-cell office:value-type="float" office:value="0.225903533569498">
                <text:p>0.22590353356949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